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transparent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32_2_32_2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9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2_32_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19968__33324__32_2_32_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21315__20998__20301__91_0_93__32_3" style:data-style-name="N48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4" style:family="table-cell" style:parent-style-name="_19968__33324__32_2_32_2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19968__33324__32_2_32_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8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34" style:family="table-cell" style:parent-style-name="_19968__33324__32_2_32_2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37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微軟正黑體" style:font-name-asian="微軟正黑體" style:font-name-complex="微軟正黑體"/>
    </style:style>
    <style:style style:name="ce38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9" style:family="table-cell" style:parent-style-name="_19968__33324__32_2_32_2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0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41" style:family="table-cell" style:parent-style-name="_19968__33324__32_2_32_2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4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FF0000" style:font-name="微軟正黑體" style:font-name-asian="微軟正黑體" style:font-name-complex="微軟正黑體"/>
    </style:style>
    <style:style style:name="ce43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0.9525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95791666666667cm"/>
    </style:style>
    <style:style style:name="co17" style:family="table-column">
      <style:table-column-properties fo:break-before="auto" style:column-width="2.143125cm" style:use-optimal-column-width="true"/>
    </style:style>
    <style:style style:name="co18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15pt" style:use-optimal-row-height="false" fo:break-before="auto"/>
    </style:style>
    <style:style style:name="ro6" style:family="table-row">
      <style:table-row-properties style:row-height="22.9pt" style:use-optimal-row-height="false" fo:break-before="auto"/>
    </style:style>
    <style:style style:name="ro7" style:family="table-row">
      <style:table-row-properties style:row-height="25.9pt" style:use-optimal-row-height="false" fo:break-before="auto"/>
    </style:style>
    <style:style style:name="ro8" style:family="table-row">
      <style:table-row-properties style:row-height="24.75pt" style:use-optimal-row-height="false" fo:break-before="auto"/>
    </style:style>
    <style:style style:name="ro9" style:family="table-row">
      <style:table-row-properties style:row-height="23.45pt" style:use-optimal-row-height="false" fo:break-before="auto"/>
    </style:style>
    <style:style style:name="ro10" style:family="table-row">
      <style:table-row-properties style:row-height="22.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42"/>
        <table:table-column table:style-name="co4" table:default-cell-style-name="ce4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3" table:default-cell-style-name="ce2"/>
        <table:table-column table:style-name="co6" table:default-cell-style-name="ce43"/>
        <table:table-column table:style-name="co7" table:number-columns-repeated="217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16" table:default-cell-style-name="ce2"/>
        <table:table-column table:style-name="co1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4" table:default-cell-style-name="ce2"/>
        <table:table-column table:style-name="co10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0" table:default-cell-style-name="ce2"/>
        <table:table-column table:style-name="co16" table:number-columns-repeated="2" table:default-cell-style-name="ce2"/>
        <table:table-column table:style-name="co14" table:default-cell-style-name="ce2"/>
        <table:table-column table:style-name="co7" table:number-columns-repeated="4" table:default-cell-style-name="ce2"/>
        <table:table-column table:style-name="co17" table:number-columns-repeated="2" table:default-cell-style-name="ce2"/>
        <table:table-column table:style-name="co15" table:default-cell-style-name="ce2"/>
        <table:table-column table:style-name="co18" table:default-cell-style-name="ce2"/>
        <table:table-column table:style-name="co7" table:number-columns-repeated="223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number-columns-spanned="6" table:number-rows-spanned="1" table:style-name="ce4">
            <text:p>中 華 民 國 109 年 4 月 底</text:p>
          </table:table-cell>
          <table:covered-table-cell table:number-columns-repeated="5"/>
          <table:table-cell table:number-columns-repeated="10" table:style-name="ce3"/>
          <table:table-cell table:number-columns-repeated="2" table:style-name="ce5"/>
          <table:table-cell office:value-type="string" table:style-name="ce6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7">
            <text:p>區域別</text:p>
          </table:table-cell>
          <table:table-cell office:value-type="string" table:number-columns-spanned="3" table:number-rows-spanned="1" table:style-name="ce8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9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6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1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0<text:s/><text:span text:style-name="T3">～</text:span><text:span text:style-name="T1"><text:s/></text:span>12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12<text:s/><text:span text:style-name="T3">～</text:span><text:span text:style-name="T1"><text:s/></text:span>17<text:span text:style-name="T3">歲</text:span></text:p>
          </table:table-cell>
          <table:covered-table-cell table:number-columns-repeated="3"/>
          <table:table-cell office:value-type="string" table:number-columns-spanned="4" table:number-rows-spanned="1" table:style-name="ce12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65<text:span text:style-name="T3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4">
            <text:p>％</text:p>
          </table:table-cell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table-cell office:value-type="string" table:style-name="ce15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6">
            <text:p>總 <text:s text:c="3"/>計</text:p>
          </table:table-cell>
          <table:table-cell office:value-type="float" office:value="23591920" table:style-name="ce17">
            <text:p>23,591,920</text:p>
          </table:table-cell>
          <table:table-cell office:value-type="float" office:value="11694751" table:style-name="ce17">
            <text:p>11,694,751</text:p>
          </table:table-cell>
          <table:table-cell office:value-type="float" office:value="11897169" table:style-name="ce17">
            <text:p>11,897,169</text:p>
          </table:table-cell>
          <table:table-cell office:value-type="float" office:value="960324" table:style-name="ce17">
            <text:p>960,324</text:p>
          </table:table-cell>
          <table:table-cell office:value-type="float" office:value="497440" table:style-name="ce17">
            <text:p>497,440</text:p>
          </table:table-cell>
          <table:table-cell office:value-type="float" office:value="462884" table:style-name="ce17">
            <text:p>462,884</text:p>
          </table:table-cell>
          <table:table-cell office:value-type="float" office:value="4.0705631419570762" table:style-name="ce18">
            <text:p>4.07</text:p>
          </table:table-cell>
          <table:table-cell office:value-type="float" office:value="1375314" table:style-name="ce17">
            <text:p>1,375,314</text:p>
          </table:table-cell>
          <table:table-cell office:value-type="float" office:value="712116" table:style-name="ce17">
            <text:p>712,116</text:p>
          </table:table-cell>
          <table:table-cell office:value-type="float" office:value="663198" table:style-name="ce17">
            <text:p>663,198</text:p>
          </table:table-cell>
          <table:table-cell office:value-type="float" office:value="5.8295975910396436" table:style-name="ce19">
            <text:p>5.83</text:p>
          </table:table-cell>
          <table:table-cell office:value-type="float" office:value="2377572" table:style-name="ce17">
            <text:p>2,377,572</text:p>
          </table:table-cell>
          <table:table-cell office:value-type="float" office:value="1232897" table:style-name="ce17">
            <text:p>1,232,897</text:p>
          </table:table-cell>
          <table:table-cell office:value-type="float" office:value="1144675" table:style-name="ce17">
            <text:p>1,144,675</text:p>
          </table:table-cell>
          <table:table-cell office:value-type="float" office:value="10.077908029528754" table:style-name="ce18">
            <text:p>10.08</text:p>
          </table:table-cell>
          <table:table-cell office:value-type="float" office:value="2583883" table:style-name="ce17">
            <text:p>2,583,883</text:p>
          </table:table-cell>
          <table:table-cell office:value-type="float" office:value="1340757" table:style-name="ce17">
            <text:p>1,340,757</text:p>
          </table:table-cell>
          <table:table-cell office:value-type="float" office:value="1243126" table:style-name="ce17">
            <text:p>1,243,126</text:p>
          </table:table-cell>
          <table:table-cell office:value-type="float" office:value="10.952406586661874" table:style-name="ce18">
            <text:p>10.95</text:p>
          </table:table-cell>
          <table:table-cell office:value-type="float" office:value="1298242" table:style-name="ce17">
            <text:p>1,298,242</text:p>
          </table:table-cell>
          <table:table-cell office:value-type="float" office:value="678932" table:style-name="ce17">
            <text:p>678,932</text:p>
          </table:table-cell>
          <table:table-cell office:value-type="float" office:value="619310" table:style-name="ce17">
            <text:p>619,310</text:p>
          </table:table-cell>
          <table:table-cell office:value-type="float" office:value="5.5029094707001383" table:style-name="ce18">
            <text:p>5.50</text:p>
          </table:table-cell>
          <table:table-cell office:value-type="float" office:value="19371563" table:style-name="ce17">
            <text:p>19,371,563</text:p>
          </table:table-cell>
          <table:table-cell office:value-type="float" office:value="9499558" table:style-name="ce17">
            <text:p>9,499,558</text:p>
          </table:table-cell>
          <table:table-cell office:value-type="float" office:value="9872005" table:style-name="ce17">
            <text:p>9,872,005</text:p>
          </table:table-cell>
          <table:table-cell office:value-type="float" office:value="82.111006649734321" table:style-name="ce18">
            <text:p>82.11</text:p>
          </table:table-cell>
          <table:table-cell office:value-type="float" office:value="3673355" table:style-name="ce17">
            <text:p>3,673,355</text:p>
          </table:table-cell>
          <table:table-cell office:value-type="float" office:value="1676527" table:style-name="ce17">
            <text:p>1,676,527</text:p>
          </table:table-cell>
          <table:table-cell office:value-type="float" office:value="1996828" table:style-name="ce17">
            <text:p>1,996,828</text:p>
          </table:table-cell>
          <table:table-cell office:value-type="float" office:value="15.57039444013035" table:style-name="ce18">
            <text:p>15.57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新北市</text:p>
          </table:table-cell>
          <table:table-cell office:value-type="float" office:value="4024539" table:style-name="ce21">
            <text:p>4,024,539</text:p>
          </table:table-cell>
          <table:table-cell office:value-type="float" office:value="1965935" table:style-name="ce21">
            <text:p>1,965,935</text:p>
          </table:table-cell>
          <table:table-cell office:value-type="float" office:value="2058604" table:style-name="ce21">
            <text:p>2,058,604</text:p>
          </table:table-cell>
          <table:table-cell office:value-type="float" office:value="151456" table:style-name="ce21">
            <text:p>151,456</text:p>
          </table:table-cell>
          <table:table-cell office:value-type="float" office:value="78192" table:style-name="ce21">
            <text:p>78,192</text:p>
          </table:table-cell>
          <table:table-cell office:value-type="float" office:value="73264" table:style-name="ce21">
            <text:p>73,264</text:p>
          </table:table-cell>
          <table:table-cell office:value-type="float" office:value="3.7633130154782943" table:style-name="ce22">
            <text:p>3.76</text:p>
          </table:table-cell>
          <table:table-cell office:value-type="float" office:value="220187" table:style-name="ce21">
            <text:p>220,187</text:p>
          </table:table-cell>
          <table:table-cell office:value-type="float" office:value="113727" table:style-name="ce21">
            <text:p>113,727</text:p>
          </table:table-cell>
          <table:table-cell office:value-type="float" office:value="106460" table:style-name="ce21">
            <text:p>106,460</text:p>
          </table:table-cell>
          <table:table-cell office:value-type="float" office:value="5.4711111011720845" table:style-name="ce23">
            <text:p>5.47</text:p>
          </table:table-cell>
          <table:table-cell office:value-type="float" office:value="386276" table:style-name="ce21">
            <text:p>386,276</text:p>
          </table:table-cell>
          <table:table-cell office:value-type="float" office:value="199955" table:style-name="ce21">
            <text:p>199,955</text:p>
          </table:table-cell>
          <table:table-cell office:value-type="float" office:value="186321" table:style-name="ce21">
            <text:p>186,321</text:p>
          </table:table-cell>
          <table:table-cell office:value-type="float" office:value="9.5980185556656306" table:style-name="ce22">
            <text:p>9.60</text:p>
          </table:table-cell>
          <table:table-cell office:value-type="float" office:value="419213" table:style-name="ce21">
            <text:p>419,213</text:p>
          </table:table-cell>
          <table:table-cell office:value-type="float" office:value="217132" table:style-name="ce21">
            <text:p>217,132</text:p>
          </table:table-cell>
          <table:table-cell office:value-type="float" office:value="202081" table:style-name="ce21">
            <text:p>202,081</text:p>
          </table:table-cell>
          <table:table-cell office:value-type="float" office:value="10.416422849921444" table:style-name="ce22">
            <text:p>10.42</text:p>
          </table:table-cell>
          <table:table-cell office:value-type="float" office:value="210229" table:style-name="ce21">
            <text:p>210,229</text:p>
          </table:table-cell>
          <table:table-cell office:value-type="float" office:value="109816" table:style-name="ce21">
            <text:p>109,816</text:p>
          </table:table-cell>
          <table:table-cell office:value-type="float" office:value="100413" table:style-name="ce21">
            <text:p>100,413</text:p>
          </table:table-cell>
          <table:table-cell office:value-type="float" office:value="5.2236790350397895" table:style-name="ce22">
            <text:p>5.22</text:p>
          </table:table-cell>
          <table:table-cell office:value-type="float" office:value="3338380" table:style-name="ce21">
            <text:p>3,338,380</text:p>
          </table:table-cell>
          <table:table-cell office:value-type="float" office:value="1609529" table:style-name="ce21">
            <text:p>1,609,529</text:p>
          </table:table-cell>
          <table:table-cell office:value-type="float" office:value="1728851" table:style-name="ce21">
            <text:p>1,728,851</text:p>
          </table:table-cell>
          <table:table-cell office:value-type="float" office:value="82.950618691979386" table:style-name="ce22">
            <text:p>82.95</text:p>
          </table:table-cell>
          <table:table-cell office:value-type="float" office:value="593813" table:style-name="ce21">
            <text:p>593,813</text:p>
          </table:table-cell>
          <table:table-cell office:value-type="float" office:value="268371" table:style-name="ce21">
            <text:p>268,371</text:p>
          </table:table-cell>
          <table:table-cell office:value-type="float" office:value="325442" table:style-name="ce21">
            <text:p>325,442</text:p>
          </table:table-cell>
          <table:table-cell office:value-type="float" office:value="14.754807941977951" table:style-name="ce22">
            <text:p>14.75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北市</text:p>
          </table:table-cell>
          <table:table-cell office:value-type="float" office:value="2631083" table:style-name="ce21">
            <text:p>2,631,083</text:p>
          </table:table-cell>
          <table:table-cell office:value-type="float" office:value="1252726" table:style-name="ce21">
            <text:p>1,252,726</text:p>
          </table:table-cell>
          <table:table-cell office:value-type="float" office:value="1378357" table:style-name="ce21">
            <text:p>1,378,357</text:p>
          </table:table-cell>
          <table:table-cell office:value-type="float" office:value="121407" table:style-name="ce21">
            <text:p>121,407</text:p>
          </table:table-cell>
          <table:table-cell office:value-type="float" office:value="62638" table:style-name="ce21">
            <text:p>62,638</text:p>
          </table:table-cell>
          <table:table-cell office:value-type="float" office:value="58769" table:style-name="ce21">
            <text:p>58,769</text:p>
          </table:table-cell>
          <table:table-cell office:value-type="float" office:value="4.6143356176905099" table:style-name="ce22">
            <text:p>4.61</text:p>
          </table:table-cell>
          <table:table-cell office:value-type="float" office:value="171489" table:style-name="ce21">
            <text:p>171,489</text:p>
          </table:table-cell>
          <table:table-cell office:value-type="float" office:value="88474" table:style-name="ce21">
            <text:p>88,474</text:p>
          </table:table-cell>
          <table:table-cell office:value-type="float" office:value="83015" table:style-name="ce21">
            <text:p>83,015</text:p>
          </table:table-cell>
          <table:table-cell office:value-type="float" office:value="6.5178103465379085" table:style-name="ce23">
            <text:p>6.52</text:p>
          </table:table-cell>
          <table:table-cell office:value-type="float" office:value="284856" table:style-name="ce21">
            <text:p>284,856</text:p>
          </table:table-cell>
          <table:table-cell office:value-type="float" office:value="147268" table:style-name="ce21">
            <text:p>147,268</text:p>
          </table:table-cell>
          <table:table-cell office:value-type="float" office:value="137588" table:style-name="ce21">
            <text:p>137,588</text:p>
          </table:table-cell>
          <table:table-cell office:value-type="float" office:value="10.826568375075967" table:style-name="ce22">
            <text:p>10.83</text:p>
          </table:table-cell>
          <table:table-cell office:value-type="float" office:value="308373" table:style-name="ce21">
            <text:p>308,373</text:p>
          </table:table-cell>
          <table:table-cell office:value-type="float" office:value="159470" table:style-name="ce21">
            <text:p>159,470</text:p>
          </table:table-cell>
          <table:table-cell office:value-type="float" office:value="148903" table:style-name="ce21">
            <text:p>148,903</text:p>
          </table:table-cell>
          <table:table-cell office:value-type="float" office:value="11.720382823346888" table:style-name="ce22">
            <text:p>11.72</text:p>
          </table:table-cell>
          <table:table-cell office:value-type="float" office:value="131856" table:style-name="ce21">
            <text:p>131,856</text:p>
          </table:table-cell>
          <table:table-cell office:value-type="float" office:value="68793" table:style-name="ce21">
            <text:p>68,793</text:p>
          </table:table-cell>
          <table:table-cell office:value-type="float" office:value="63063" table:style-name="ce21">
            <text:p>63,063</text:p>
          </table:table-cell>
          <table:table-cell office:value-type="float" office:value="5.0114724621002074" table:style-name="ce22">
            <text:p>5.01</text:p>
          </table:table-cell>
          <table:table-cell office:value-type="float" office:value="2164505" table:style-name="ce21">
            <text:p>2,164,505</text:p>
          </table:table-cell>
          <table:table-cell office:value-type="float" office:value="1010863" table:style-name="ce21">
            <text:p>1,010,863</text:p>
          </table:table-cell>
          <table:table-cell office:value-type="float" office:value="1153642" table:style-name="ce21">
            <text:p>1,153,642</text:p>
          </table:table-cell>
          <table:table-cell office:value-type="float" office:value="82.266693981147682" table:style-name="ce22">
            <text:p>82.27</text:p>
          </table:table-cell>
          <table:table-cell office:value-type="float" office:value="484612" table:style-name="ce21">
            <text:p>484,612</text:p>
          </table:table-cell>
          <table:table-cell office:value-type="float" office:value="215609" table:style-name="ce21">
            <text:p>215,609</text:p>
          </table:table-cell>
          <table:table-cell office:value-type="float" office:value="269003" table:style-name="ce21">
            <text:p>269,003</text:p>
          </table:table-cell>
          <table:table-cell office:value-type="float" office:value="18.418727193326852" table:style-name="ce22">
            <text:p>18.42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桃園市</text:p>
          </table:table-cell>
          <table:table-cell office:value-type="float" office:value="2255753" table:style-name="ce21">
            <text:p>2,255,753</text:p>
          </table:table-cell>
          <table:table-cell office:value-type="float" office:value="1118766" table:style-name="ce21">
            <text:p>1,118,766</text:p>
          </table:table-cell>
          <table:table-cell office:value-type="float" office:value="1136987" table:style-name="ce21">
            <text:p>1,136,987</text:p>
          </table:table-cell>
          <table:table-cell office:value-type="float" office:value="114161" table:style-name="ce21">
            <text:p>114,161</text:p>
          </table:table-cell>
          <table:table-cell office:value-type="float" office:value="59197" table:style-name="ce21">
            <text:p>59,197</text:p>
          </table:table-cell>
          <table:table-cell office:value-type="float" office:value="54964" table:style-name="ce21">
            <text:p>54,964</text:p>
          </table:table-cell>
          <table:table-cell office:value-type="float" office:value="5.0608821089897695" table:style-name="ce22">
            <text:p>5.06</text:p>
          </table:table-cell>
          <table:table-cell office:value-type="float" office:value="159749" table:style-name="ce21">
            <text:p>159,749</text:p>
          </table:table-cell>
          <table:table-cell office:value-type="float" office:value="82871" table:style-name="ce21">
            <text:p>82,871</text:p>
          </table:table-cell>
          <table:table-cell office:value-type="float" office:value="76878" table:style-name="ce21">
            <text:p>76,878</text:p>
          </table:table-cell>
          <table:table-cell office:value-type="float" office:value="7.081848056945951" table:style-name="ce23">
            <text:p>7.08</text:p>
          </table:table-cell>
          <table:table-cell office:value-type="float" office:value="268021" table:style-name="ce21">
            <text:p>268,021</text:p>
          </table:table-cell>
          <table:table-cell office:value-type="float" office:value="139090" table:style-name="ce21">
            <text:p>139,090</text:p>
          </table:table-cell>
          <table:table-cell office:value-type="float" office:value="128931" table:style-name="ce21">
            <text:p>128,931</text:p>
          </table:table-cell>
          <table:table-cell office:value-type="float" office:value="11.881664348889261" table:style-name="ce22">
            <text:p>11.88</text:p>
          </table:table-cell>
          <table:table-cell office:value-type="float" office:value="290072" table:style-name="ce21">
            <text:p>290,072</text:p>
          </table:table-cell>
          <table:table-cell office:value-type="float" office:value="150684" table:style-name="ce21">
            <text:p>150,684</text:p>
          </table:table-cell>
          <table:table-cell office:value-type="float" office:value="139388" table:style-name="ce21">
            <text:p>139,388</text:p>
          </table:table-cell>
          <table:table-cell office:value-type="float" office:value="12.859209319460065" table:style-name="ce22">
            <text:p>12.86</text:p>
          </table:table-cell>
          <table:table-cell office:value-type="float" office:value="137614" table:style-name="ce21">
            <text:p>137,614</text:p>
          </table:table-cell>
          <table:table-cell office:value-type="float" office:value="72192" table:style-name="ce21">
            <text:p>72,192</text:p>
          </table:table-cell>
          <table:table-cell office:value-type="float" office:value="65422" table:style-name="ce21">
            <text:p>65,422</text:p>
          </table:table-cell>
          <table:table-cell office:value-type="float" office:value="6.1005792744152396" table:style-name="ce22">
            <text:p>6.10</text:p>
          </table:table-cell>
          <table:table-cell office:value-type="float" office:value="1793464" table:style-name="ce21">
            <text:p>1,793,464</text:p>
          </table:table-cell>
          <table:table-cell office:value-type="float" office:value="877821" table:style-name="ce21">
            <text:p>877,821</text:p>
          </table:table-cell>
          <table:table-cell office:value-type="float" office:value="915643" table:style-name="ce21">
            <text:p>915,643</text:p>
          </table:table-cell>
          <table:table-cell office:value-type="float" office:value="79.506222534116105" table:style-name="ce22">
            <text:p>79.51</text:p>
          </table:table-cell>
          <table:table-cell office:value-type="float" office:value="279476" table:style-name="ce21">
            <text:p>279,476</text:p>
          </table:table-cell>
          <table:table-cell office:value-type="float" office:value="128251" table:style-name="ce21">
            <text:p>128,251</text:p>
          </table:table-cell>
          <table:table-cell office:value-type="float" office:value="151225" table:style-name="ce21">
            <text:p>151,225</text:p>
          </table:table-cell>
          <table:table-cell office:value-type="float" office:value="12.389477039374434" table:style-name="ce22">
            <text:p>12.39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中市</text:p>
          </table:table-cell>
          <table:table-cell office:value-type="float" office:value="2816741" table:style-name="ce21">
            <text:p>2,816,741</text:p>
          </table:table-cell>
          <table:table-cell office:value-type="float" office:value="1384376" table:style-name="ce21">
            <text:p>1,384,376</text:p>
          </table:table-cell>
          <table:table-cell office:value-type="float" office:value="1432365" table:style-name="ce21">
            <text:p>1,432,365</text:p>
          </table:table-cell>
          <table:table-cell office:value-type="float" office:value="129028" table:style-name="ce21">
            <text:p>129,028</text:p>
          </table:table-cell>
          <table:table-cell office:value-type="float" office:value="67086" table:style-name="ce21">
            <text:p>67,086</text:p>
          </table:table-cell>
          <table:table-cell office:value-type="float" office:value="61942" table:style-name="ce21">
            <text:p>61,942</text:p>
          </table:table-cell>
          <table:table-cell office:value-type="float" office:value="4.5807548510849951" table:style-name="ce22">
            <text:p>4.58</text:p>
          </table:table-cell>
          <table:table-cell office:value-type="float" office:value="185604" table:style-name="ce21">
            <text:p>185,604</text:p>
          </table:table-cell>
          <table:table-cell office:value-type="float" office:value="96293" table:style-name="ce21">
            <text:p>96,293</text:p>
          </table:table-cell>
          <table:table-cell office:value-type="float" office:value="89311" table:style-name="ce21">
            <text:p>89,311</text:p>
          </table:table-cell>
          <table:table-cell office:value-type="float" office:value="6.5893172286695858" table:style-name="ce23">
            <text:p>6.59</text:p>
          </table:table-cell>
          <table:table-cell office:value-type="float" office:value="318153" table:style-name="ce21">
            <text:p>318,153</text:p>
          </table:table-cell>
          <table:table-cell office:value-type="float" office:value="165251" table:style-name="ce21">
            <text:p>165,251</text:p>
          </table:table-cell>
          <table:table-cell office:value-type="float" office:value="152902" table:style-name="ce21">
            <text:p>152,902</text:p>
          </table:table-cell>
          <table:table-cell office:value-type="float" office:value="11.295074698028678" table:style-name="ce22">
            <text:p>11.30</text:p>
          </table:table-cell>
          <table:table-cell office:value-type="float" office:value="345491" table:style-name="ce21">
            <text:p>345,491</text:p>
          </table:table-cell>
          <table:table-cell office:value-type="float" office:value="179295" table:style-name="ce21">
            <text:p>179,295</text:p>
          </table:table-cell>
          <table:table-cell office:value-type="float" office:value="166196" table:style-name="ce21">
            <text:p>166,196</text:p>
          </table:table-cell>
          <table:table-cell office:value-type="float" office:value="12.265628966241483" table:style-name="ce22">
            <text:p>12.27</text:p>
          </table:table-cell>
          <table:table-cell office:value-type="float" office:value="167988" table:style-name="ce21">
            <text:p>167,988</text:p>
          </table:table-cell>
          <table:table-cell office:value-type="float" office:value="87163" table:style-name="ce21">
            <text:p>87,163</text:p>
          </table:table-cell>
          <table:table-cell office:value-type="float" office:value="80825" table:style-name="ce21">
            <text:p>80,825</text:p>
          </table:table-cell>
          <table:table-cell office:value-type="float" office:value="5.9639136150608101" table:style-name="ce22">
            <text:p>5.96</text:p>
          </table:table-cell>
          <table:table-cell office:value-type="float" office:value="2261065" table:style-name="ce21">
            <text:p>2,261,065</text:p>
          </table:table-cell>
          <table:table-cell office:value-type="float" office:value="1096060" table:style-name="ce21">
            <text:p>1,096,060</text:p>
          </table:table-cell>
          <table:table-cell office:value-type="float" office:value="1165005" table:style-name="ce21">
            <text:p>1,165,005</text:p>
          </table:table-cell>
          <table:table-cell office:value-type="float" office:value="80.272378610599986" table:style-name="ce22">
            <text:p>80.27</text:p>
          </table:table-cell>
          <table:table-cell office:value-type="float" office:value="370209" table:style-name="ce21">
            <text:p>370,209</text:p>
          </table:table-cell>
          <table:table-cell office:value-type="float" office:value="168935" table:style-name="ce21">
            <text:p>168,935</text:p>
          </table:table-cell>
          <table:table-cell office:value-type="float" office:value="201274" table:style-name="ce21">
            <text:p>201,274</text:p>
          </table:table-cell>
          <table:table-cell office:value-type="float" office:value="13.143167937698214" table:style-name="ce22">
            <text:p>13.14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臺南市</text:p>
          </table:table-cell>
          <table:table-cell office:value-type="float" office:value="1878845" table:style-name="ce21">
            <text:p>1,878,845</text:p>
          </table:table-cell>
          <table:table-cell office:value-type="float" office:value="936057" table:style-name="ce21">
            <text:p>936,057</text:p>
          </table:table-cell>
          <table:table-cell office:value-type="float" office:value="942788" table:style-name="ce21">
            <text:p>942,788</text:p>
          </table:table-cell>
          <table:table-cell office:value-type="float" office:value="70427" table:style-name="ce21">
            <text:p>70,427</text:p>
          </table:table-cell>
          <table:table-cell office:value-type="float" office:value="36489" table:style-name="ce21">
            <text:p>36,489</text:p>
          </table:table-cell>
          <table:table-cell office:value-type="float" office:value="33938" table:style-name="ce21">
            <text:p>33,938</text:p>
          </table:table-cell>
          <table:table-cell office:value-type="float" office:value="3.748419906910895" table:style-name="ce22">
            <text:p>3.75</text:p>
          </table:table-cell>
          <table:table-cell office:value-type="float" office:value="102370" table:style-name="ce21">
            <text:p>102,370</text:p>
          </table:table-cell>
          <table:table-cell office:value-type="float" office:value="52975" table:style-name="ce21">
            <text:p>52,975</text:p>
          </table:table-cell>
          <table:table-cell office:value-type="float" office:value="49395" table:style-name="ce21">
            <text:p>49,395</text:p>
          </table:table-cell>
          <table:table-cell office:value-type="float" office:value="5.448560152646972" table:style-name="ce23">
            <text:p>5.45</text:p>
          </table:table-cell>
          <table:table-cell office:value-type="float" office:value="179186" table:style-name="ce21">
            <text:p>179,186</text:p>
          </table:table-cell>
          <table:table-cell office:value-type="float" office:value="92720" table:style-name="ce21">
            <text:p>92,720</text:p>
          </table:table-cell>
          <table:table-cell office:value-type="float" office:value="86466" table:style-name="ce21">
            <text:p>86,466</text:p>
          </table:table-cell>
          <table:table-cell office:value-type="float" office:value="9.5370293983803887" table:style-name="ce22">
            <text:p>9.54</text:p>
          </table:table-cell>
          <table:table-cell office:value-type="float" office:value="195084" table:style-name="ce21">
            <text:p>195,084</text:p>
          </table:table-cell>
          <table:table-cell office:value-type="float" office:value="101124" table:style-name="ce21">
            <text:p>101,124</text:p>
          </table:table-cell>
          <table:table-cell office:value-type="float" office:value="93960" table:style-name="ce21">
            <text:p>93,960</text:p>
          </table:table-cell>
          <table:table-cell office:value-type="float" office:value="10.383187543410978" table:style-name="ce22">
            <text:p>10.38</text:p>
          </table:table-cell>
          <table:table-cell office:value-type="float" office:value="98302" table:style-name="ce21">
            <text:p>98,302</text:p>
          </table:table-cell>
          <table:table-cell office:value-type="float" office:value="51453" table:style-name="ce21">
            <text:p>51,453</text:p>
          </table:table-cell>
          <table:table-cell office:value-type="float" office:value="46849" table:style-name="ce21">
            <text:p>46,849</text:p>
          </table:table-cell>
          <table:table-cell office:value-type="float" office:value="5.2320441547865846" table:style-name="ce22">
            <text:p>5.23</text:p>
          </table:table-cell>
          <table:table-cell office:value-type="float" office:value="1560204" table:style-name="ce21">
            <text:p>1,560,204</text:p>
          </table:table-cell>
          <table:table-cell office:value-type="float" office:value="770546" table:style-name="ce21">
            <text:p>770,546</text:p>
          </table:table-cell>
          <table:table-cell office:value-type="float" office:value="789658" table:style-name="ce21">
            <text:p>789,658</text:p>
          </table:table-cell>
          <table:table-cell office:value-type="float" office:value="83.040591427180004" table:style-name="ce22">
            <text:p>83.04</text:p>
          </table:table-cell>
          <table:table-cell office:value-type="float" office:value="300491" table:style-name="ce21">
            <text:p>300,491</text:p>
          </table:table-cell>
          <table:table-cell office:value-type="float" office:value="137955" table:style-name="ce21">
            <text:p>137,955</text:p>
          </table:table-cell>
          <table:table-cell office:value-type="float" office:value="162536" table:style-name="ce21">
            <text:p>162,536</text:p>
          </table:table-cell>
          <table:table-cell office:value-type="float" office:value="15.993389555817537" table:style-name="ce22">
            <text:p>15.99</text:p>
          </table:table-cell>
          <table:table-cell table:number-columns-repeated="16352"/>
        </table:table-row>
        <table:table-row table:style-name="ro2">
          <table:table-cell office:value-type="string" table:style-name="ce20">
            <text:p>高雄市</text:p>
          </table:table-cell>
          <table:table-cell office:value-type="float" office:value="2773401" table:style-name="ce21">
            <text:p>2,773,401</text:p>
          </table:table-cell>
          <table:table-cell office:value-type="float" office:value="1369045" table:style-name="ce21">
            <text:p>1,369,045</text:p>
          </table:table-cell>
          <table:table-cell office:value-type="float" office:value="1404356" table:style-name="ce21">
            <text:p>1,404,356</text:p>
          </table:table-cell>
          <table:table-cell office:value-type="float" office:value="104384" table:style-name="ce21">
            <text:p>104,384</text:p>
          </table:table-cell>
          <table:table-cell office:value-type="float" office:value="54160" table:style-name="ce21">
            <text:p>54,160</text:p>
          </table:table-cell>
          <table:table-cell office:value-type="float" office:value="50224" table:style-name="ce21">
            <text:p>50,224</text:p>
          </table:table-cell>
          <table:table-cell office:value-type="float" office:value="3.7637543218596949" table:style-name="ce22">
            <text:p>3.76</text:p>
          </table:table-cell>
          <table:table-cell office:value-type="float" office:value="149298" table:style-name="ce21">
            <text:p>149,298</text:p>
          </table:table-cell>
          <table:table-cell office:value-type="float" office:value="77411" table:style-name="ce21">
            <text:p>77,411</text:p>
          </table:table-cell>
          <table:table-cell office:value-type="float" office:value="71887" table:style-name="ce21">
            <text:p>71,887</text:p>
          </table:table-cell>
          <table:table-cell office:value-type="float" office:value="5.3832100010059847" table:style-name="ce23">
            <text:p>5.38</text:p>
          </table:table-cell>
          <table:table-cell office:value-type="float" office:value="258282" table:style-name="ce21">
            <text:p>258,282</text:p>
          </table:table-cell>
          <table:table-cell office:value-type="float" office:value="133735" table:style-name="ce21">
            <text:p>133,735</text:p>
          </table:table-cell>
          <table:table-cell office:value-type="float" office:value="124547" table:style-name="ce21">
            <text:p>124,547</text:p>
          </table:table-cell>
          <table:table-cell office:value-type="float" office:value="9.3128256606239059" table:style-name="ce22">
            <text:p>9.31</text:p>
          </table:table-cell>
          <table:table-cell office:value-type="float" office:value="280817" table:style-name="ce21">
            <text:p>280,817</text:p>
          </table:table-cell>
          <table:table-cell office:value-type="float" office:value="145632" table:style-name="ce21">
            <text:p>145,632</text:p>
          </table:table-cell>
          <table:table-cell office:value-type="float" office:value="135185" table:style-name="ce21">
            <text:p>135,185</text:p>
          </table:table-cell>
          <table:table-cell office:value-type="float" office:value="10.125365931576429" table:style-name="ce22">
            <text:p>10.13</text:p>
          </table:table-cell>
          <table:table-cell office:value-type="float" office:value="145573" table:style-name="ce21">
            <text:p>145,573</text:p>
          </table:table-cell>
          <table:table-cell office:value-type="float" office:value="75991" table:style-name="ce21">
            <text:p>75,991</text:p>
          </table:table-cell>
          <table:table-cell office:value-type="float" office:value="69582" table:style-name="ce21">
            <text:p>69,582</text:p>
          </table:table-cell>
          <table:table-cell office:value-type="float" office:value="5.2488983742343791" table:style-name="ce22">
            <text:p>5.25</text:p>
          </table:table-cell>
          <table:table-cell office:value-type="float" office:value="2307561" table:style-name="ce21">
            <text:p>2,307,561</text:p>
          </table:table-cell>
          <table:table-cell office:value-type="float" office:value="1127048" table:style-name="ce21">
            <text:p>1,127,048</text:p>
          </table:table-cell>
          <table:table-cell office:value-type="float" office:value="1180513" table:style-name="ce21">
            <text:p>1,180,513</text:p>
          </table:table-cell>
          <table:table-cell office:value-type="float" office:value="83.203294438849625" table:style-name="ce22">
            <text:p>83.20</text:p>
          </table:table-cell>
          <table:table-cell office:value-type="float" office:value="446515" table:style-name="ce21">
            <text:p>446,515</text:p>
          </table:table-cell>
          <table:table-cell office:value-type="float" office:value="203088" table:style-name="ce21">
            <text:p>203,088</text:p>
          </table:table-cell>
          <table:table-cell office:value-type="float" office:value="243427" table:style-name="ce21">
            <text:p>243,427</text:p>
          </table:table-cell>
          <table:table-cell office:value-type="float" office:value="16.099907658503042" table:style-name="ce22">
            <text:p>16.10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灣省</text:p>
          </table:table-cell>
          <table:table-cell office:value-type="float" office:value="7058709" table:style-name="ce21">
            <text:p>7,058,709</text:p>
          </table:table-cell>
          <table:table-cell office:value-type="float" office:value="3590581" table:style-name="ce21">
            <text:p>3,590,581</text:p>
          </table:table-cell>
          <table:table-cell office:value-type="float" office:value="3468128" table:style-name="ce21">
            <text:p>3,468,128</text:p>
          </table:table-cell>
          <table:table-cell office:value-type="float" office:value="263873" table:style-name="ce21">
            <text:p>263,873</text:p>
          </table:table-cell>
          <table:table-cell office:value-type="float" office:value="136782" table:style-name="ce21">
            <text:p>136,782</text:p>
          </table:table-cell>
          <table:table-cell office:value-type="float" office:value="127091" table:style-name="ce21">
            <text:p>127,091</text:p>
          </table:table-cell>
          <table:table-cell office:value-type="float" office:value="3.7382614866259538" table:style-name="ce22">
            <text:p>3.74</text:p>
          </table:table-cell>
          <table:table-cell office:value-type="float" office:value="379277" table:style-name="ce21">
            <text:p>379,277</text:p>
          </table:table-cell>
          <table:table-cell office:value-type="float" office:value="196586" table:style-name="ce21">
            <text:p>196,586</text:p>
          </table:table-cell>
          <table:table-cell office:value-type="float" office:value="182691" table:style-name="ce21">
            <text:p>182,691</text:p>
          </table:table-cell>
          <table:table-cell office:value-type="float" office:value="5.373178013146596" table:style-name="ce23">
            <text:p>5.37</text:p>
          </table:table-cell>
          <table:table-cell office:value-type="float" office:value="671162" table:style-name="ce21">
            <text:p>671,162</text:p>
          </table:table-cell>
          <table:table-cell office:value-type="float" office:value="348857" table:style-name="ce21">
            <text:p>348,857</text:p>
          </table:table-cell>
          <table:table-cell office:value-type="float" office:value="322305" table:style-name="ce21">
            <text:p>322,305</text:p>
          </table:table-cell>
          <table:table-cell office:value-type="float" office:value="9.5082826052186036" table:style-name="ce22">
            <text:p>9.51</text:p>
          </table:table-cell>
          <table:table-cell office:value-type="float" office:value="732375" table:style-name="ce21">
            <text:p>732,375</text:p>
          </table:table-cell>
          <table:table-cell office:value-type="float" office:value="380951" table:style-name="ce21">
            <text:p>380,951</text:p>
          </table:table-cell>
          <table:table-cell office:value-type="float" office:value="351424" table:style-name="ce21">
            <text:p>351,424</text:p>
          </table:table-cell>
          <table:table-cell office:value-type="float" office:value="10.375480842176664" table:style-name="ce22">
            <text:p>10.38</text:p>
          </table:table-cell>
          <table:table-cell office:value-type="float" office:value="401032" table:style-name="ce21">
            <text:p>401,032</text:p>
          </table:table-cell>
          <table:table-cell office:value-type="float" office:value="210530" table:style-name="ce21">
            <text:p>210,530</text:p>
          </table:table-cell>
          <table:table-cell office:value-type="float" office:value="190502" table:style-name="ce21">
            <text:p>190,502</text:p>
          </table:table-cell>
          <table:table-cell office:value-type="float" office:value="5.6813788470384594" table:style-name="ce22">
            <text:p>5.68</text:p>
          </table:table-cell>
          <table:table-cell office:value-type="float" office:value="5814483" table:style-name="ce21">
            <text:p>5,814,483</text:p>
          </table:table-cell>
          <table:table-cell office:value-type="float" office:value="2941328" table:style-name="ce21">
            <text:p>2,941,328</text:p>
          </table:table-cell>
          <table:table-cell office:value-type="float" office:value="2873155" table:style-name="ce21">
            <text:p>2,873,155</text:p>
          </table:table-cell>
          <table:table-cell office:value-type="float" office:value="82.373179004829353" table:style-name="ce22">
            <text:p>82.37</text:p>
          </table:table-cell>
          <table:table-cell office:value-type="float" office:value="1177217" table:style-name="ce21">
            <text:p>1,177,217</text:p>
          </table:table-cell>
          <table:table-cell office:value-type="float" office:value="544113" table:style-name="ce21">
            <text:p>544,113</text:p>
          </table:table-cell>
          <table:table-cell office:value-type="float" office:value="633104" table:style-name="ce21">
            <text:p>633,104</text:p>
          </table:table-cell>
          <table:table-cell office:value-type="float" office:value="16.677511425956222" table:style-name="ce22">
            <text:p>16.68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宜蘭縣</text:p>
          </table:table-cell>
          <table:table-cell office:value-type="float" office:value="453915" table:style-name="ce25">
            <text:p>453,915</text:p>
          </table:table-cell>
          <table:table-cell office:value-type="float" office:value="228973" table:style-name="ce25">
            <text:p>228,973</text:p>
          </table:table-cell>
          <table:table-cell office:value-type="float" office:value="224942" table:style-name="ce25">
            <text:p>224,942</text:p>
          </table:table-cell>
          <table:table-cell office:value-type="float" office:value="16476" table:style-name="ce25">
            <text:p>16,476</text:p>
          </table:table-cell>
          <table:table-cell office:value-type="float" office:value="8482" table:style-name="ce25">
            <text:p>8,482</text:p>
          </table:table-cell>
          <table:table-cell office:value-type="float" office:value="7994" table:style-name="ce25">
            <text:p>7,994</text:p>
          </table:table-cell>
          <table:table-cell office:value-type="float" office:value="3.6297544694491259" table:style-name="ce26">
            <text:p>3.63</text:p>
          </table:table-cell>
          <table:table-cell office:value-type="float" office:value="23649" table:style-name="ce25">
            <text:p>23,649</text:p>
          </table:table-cell>
          <table:table-cell office:value-type="float" office:value="12216" table:style-name="ce25">
            <text:p>12,216</text:p>
          </table:table-cell>
          <table:table-cell office:value-type="float" office:value="11433" table:style-name="ce25">
            <text:p>11,433</text:p>
          </table:table-cell>
          <table:table-cell office:value-type="float" office:value="5.210006278708569" table:style-name="ce27">
            <text:p>5.21</text:p>
          </table:table-cell>
          <table:table-cell office:value-type="float" office:value="41951" table:style-name="ce25">
            <text:p>41,951</text:p>
          </table:table-cell>
          <table:table-cell office:value-type="float" office:value="21775" table:style-name="ce25">
            <text:p>21,775</text:p>
          </table:table-cell>
          <table:table-cell office:value-type="float" office:value="20176" table:style-name="ce25">
            <text:p>20,176</text:p>
          </table:table-cell>
          <table:table-cell office:value-type="float" office:value="9.2420387076875627" table:style-name="ce26">
            <text:p>9.24</text:p>
          </table:table-cell>
          <table:table-cell office:value-type="float" office:value="45676" table:style-name="ce25">
            <text:p>45,676</text:p>
          </table:table-cell>
          <table:table-cell office:value-type="float" office:value="23691" table:style-name="ce25">
            <text:p>23,691</text:p>
          </table:table-cell>
          <table:table-cell office:value-type="float" office:value="21985" table:style-name="ce25">
            <text:p>21,985</text:p>
          </table:table-cell>
          <table:table-cell office:value-type="float" office:value="10.062676932905941" table:style-name="ce26">
            <text:p>10.06</text:p>
          </table:table-cell>
          <table:table-cell office:value-type="float" office:value="24774" table:style-name="ce25">
            <text:p>24,774</text:p>
          </table:table-cell>
          <table:table-cell office:value-type="float" office:value="12885" table:style-name="ce25">
            <text:p>12,885</text:p>
          </table:table-cell>
          <table:table-cell office:value-type="float" office:value="11889" table:style-name="ce25">
            <text:p>11,889</text:p>
          </table:table-cell>
          <table:table-cell office:value-type="float" office:value="5.4578500380027091" table:style-name="ce26">
            <text:p>5.46</text:p>
          </table:table-cell>
          <table:table-cell office:value-type="float" office:value="376586" table:style-name="ce25">
            <text:p>376,586</text:p>
          </table:table-cell>
          <table:table-cell office:value-type="float" office:value="188814" table:style-name="ce25">
            <text:p>188,814</text:p>
          </table:table-cell>
          <table:table-cell office:value-type="float" office:value="187772" table:style-name="ce25">
            <text:p>187,772</text:p>
          </table:table-cell>
          <table:table-cell office:value-type="float" office:value="82.963991055594107" table:style-name="ce26">
            <text:p>82.96</text:p>
          </table:table-cell>
          <table:table-cell office:value-type="float" office:value="76396" table:style-name="ce25">
            <text:p>76,396</text:p>
          </table:table-cell>
          <table:table-cell office:value-type="float" office:value="35332" table:style-name="ce25">
            <text:p>35,332</text:p>
          </table:table-cell>
          <table:table-cell office:value-type="float" office:value="41064" table:style-name="ce25">
            <text:p>41,064</text:p>
          </table:table-cell>
          <table:table-cell office:value-type="float" office:value="16.830463853364616" table:style-name="ce26">
            <text:p>16.83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縣</text:p>
          </table:table-cell>
          <table:table-cell office:value-type="float" office:value="565851" table:style-name="ce25">
            <text:p>565,851</text:p>
          </table:table-cell>
          <table:table-cell office:value-type="float" office:value="288764" table:style-name="ce25">
            <text:p>288,764</text:p>
          </table:table-cell>
          <table:table-cell office:value-type="float" office:value="277087" table:style-name="ce25">
            <text:p>277,087</text:p>
          </table:table-cell>
          <table:table-cell office:value-type="float" office:value="28136" table:style-name="ce25">
            <text:p>28,136</text:p>
          </table:table-cell>
          <table:table-cell office:value-type="float" office:value="14716" table:style-name="ce25">
            <text:p>14,716</text:p>
          </table:table-cell>
          <table:table-cell office:value-type="float" office:value="13420" table:style-name="ce25">
            <text:p>13,420</text:p>
          </table:table-cell>
          <table:table-cell office:value-type="float" office:value="4.9723337062230168" table:style-name="ce26">
            <text:p>4.97</text:p>
          </table:table-cell>
          <table:table-cell office:value-type="float" office:value="41429" table:style-name="ce25">
            <text:p>41,429</text:p>
          </table:table-cell>
          <table:table-cell office:value-type="float" office:value="21488" table:style-name="ce25">
            <text:p>21,488</text:p>
          </table:table-cell>
          <table:table-cell office:value-type="float" office:value="19941" table:style-name="ce25">
            <text:p>19,941</text:p>
          </table:table-cell>
          <table:table-cell office:value-type="float" office:value="7.3215387089534163" table:style-name="ce27">
            <text:p>7.32</text:p>
          </table:table-cell>
          <table:table-cell office:value-type="float" office:value="73248" table:style-name="ce25">
            <text:p>73,248</text:p>
          </table:table-cell>
          <table:table-cell office:value-type="float" office:value="37987" table:style-name="ce25">
            <text:p>37,987</text:p>
          </table:table-cell>
          <table:table-cell office:value-type="float" office:value="35261" table:style-name="ce25">
            <text:p>35,261</text:p>
          </table:table-cell>
          <table:table-cell office:value-type="float" office:value="12.944750473181102" table:style-name="ce26">
            <text:p>12.94</text:p>
          </table:table-cell>
          <table:table-cell office:value-type="float" office:value="79529" table:style-name="ce25">
            <text:p>79,529</text:p>
          </table:table-cell>
          <table:table-cell office:value-type="float" office:value="41254" table:style-name="ce25">
            <text:p>41,254</text:p>
          </table:table-cell>
          <table:table-cell office:value-type="float" office:value="38275" table:style-name="ce25">
            <text:p>38,275</text:p>
          </table:table-cell>
          <table:table-cell office:value-type="float" office:value="14.054759998656891" table:style-name="ce26">
            <text:p>14.05</text:p>
          </table:table-cell>
          <table:table-cell office:value-type="float" office:value="37215" table:style-name="ce25">
            <text:p>37,215</text:p>
          </table:table-cell>
          <table:table-cell office:value-type="float" office:value="19511" table:style-name="ce25">
            <text:p>19,511</text:p>
          </table:table-cell>
          <table:table-cell office:value-type="float" office:value="17704" table:style-name="ce25">
            <text:p>17,704</text:p>
          </table:table-cell>
          <table:table-cell office:value-type="float" office:value="6.5768196928166596" table:style-name="ce26">
            <text:p>6.58</text:p>
          </table:table-cell>
          <table:table-cell office:value-type="float" office:value="441024" table:style-name="ce25">
            <text:p>441,024</text:p>
          </table:table-cell>
          <table:table-cell office:value-type="float" office:value="223684" table:style-name="ce25">
            <text:p>223,684</text:p>
          </table:table-cell>
          <table:table-cell office:value-type="float" office:value="217340" table:style-name="ce25">
            <text:p>217,340</text:p>
          </table:table-cell>
          <table:table-cell office:value-type="float" office:value="77.939952390293556" table:style-name="ce26">
            <text:p>77.94</text:p>
          </table:table-cell>
          <table:table-cell office:value-type="float" office:value="72108" table:style-name="ce25">
            <text:p>72,108</text:p>
          </table:table-cell>
          <table:table-cell office:value-type="float" office:value="34395" table:style-name="ce25">
            <text:p>34,395</text:p>
          </table:table-cell>
          <table:table-cell office:value-type="float" office:value="37713" table:style-name="ce25">
            <text:p>37,713</text:p>
          </table:table-cell>
          <table:table-cell office:value-type="float" office:value="12.743284009394698" table:style-name="ce26">
            <text:p>12.7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苗栗縣</text:p>
          </table:table-cell>
          <table:table-cell office:value-type="float" office:value="544548" table:style-name="ce25">
            <text:p>544,548</text:p>
          </table:table-cell>
          <table:table-cell office:value-type="float" office:value="280706" table:style-name="ce25">
            <text:p>280,706</text:p>
          </table:table-cell>
          <table:table-cell office:value-type="float" office:value="263842" table:style-name="ce25">
            <text:p>263,842</text:p>
          </table:table-cell>
          <table:table-cell office:value-type="float" office:value="18720" table:style-name="ce25">
            <text:p>18,720</text:p>
          </table:table-cell>
          <table:table-cell office:value-type="float" office:value="9658" table:style-name="ce25">
            <text:p>9,658</text:p>
          </table:table-cell>
          <table:table-cell office:value-type="float" office:value="9062" table:style-name="ce25">
            <text:p>9,062</text:p>
          </table:table-cell>
          <table:table-cell office:value-type="float" office:value="3.437713479803433" table:style-name="ce26">
            <text:p>3.44</text:p>
          </table:table-cell>
          <table:table-cell office:value-type="float" office:value="28254" table:style-name="ce25">
            <text:p>28,254</text:p>
          </table:table-cell>
          <table:table-cell office:value-type="float" office:value="14554" table:style-name="ce25">
            <text:p>14,554</text:p>
          </table:table-cell>
          <table:table-cell office:value-type="float" office:value="13700" table:style-name="ce25">
            <text:p>13,700</text:p>
          </table:table-cell>
          <table:table-cell office:value-type="float" office:value="5.1885233257674255" table:style-name="ce27">
            <text:p>5.19</text:p>
          </table:table-cell>
          <table:table-cell office:value-type="float" office:value="51812" table:style-name="ce25">
            <text:p>51,812</text:p>
          </table:table-cell>
          <table:table-cell office:value-type="float" office:value="26749" table:style-name="ce25">
            <text:p>26,749</text:p>
          </table:table-cell>
          <table:table-cell office:value-type="float" office:value="25063" table:style-name="ce25">
            <text:p>25,063</text:p>
          </table:table-cell>
          <table:table-cell office:value-type="float" office:value="9.5146800649345877" table:style-name="ce26">
            <text:p>9.51</text:p>
          </table:table-cell>
          <table:table-cell office:value-type="float" office:value="56635" table:style-name="ce25">
            <text:p>56,635</text:p>
          </table:table-cell>
          <table:table-cell office:value-type="float" office:value="29266" table:style-name="ce25">
            <text:p>29,266</text:p>
          </table:table-cell>
          <table:table-cell office:value-type="float" office:value="27369" table:style-name="ce25">
            <text:p>27,369</text:p>
          </table:table-cell>
          <table:table-cell office:value-type="float" office:value="10.4003687461895" table:style-name="ce26">
            <text:p>10.40</text:p>
          </table:table-cell>
          <table:table-cell office:value-type="float" office:value="31485" table:style-name="ce25">
            <text:p>31,485</text:p>
          </table:table-cell>
          <table:table-cell office:value-type="float" office:value="16787" table:style-name="ce25">
            <text:p>16,787</text:p>
          </table:table-cell>
          <table:table-cell office:value-type="float" office:value="14698" table:style-name="ce25">
            <text:p>14,698</text:p>
          </table:table-cell>
          <table:table-cell office:value-type="float" office:value="5.7818594504065759" table:style-name="ce26">
            <text:p>5.78</text:p>
          </table:table-cell>
          <table:table-cell office:value-type="float" office:value="448082" table:style-name="ce25">
            <text:p>448,082</text:p>
          </table:table-cell>
          <table:table-cell office:value-type="float" office:value="230314" table:style-name="ce25">
            <text:p>230,314</text:p>
          </table:table-cell>
          <table:table-cell office:value-type="float" office:value="217768" table:style-name="ce25">
            <text:p>217,768</text:p>
          </table:table-cell>
          <table:table-cell office:value-type="float" office:value="82.285124543658227" table:style-name="ce26">
            <text:p>82.29</text:p>
          </table:table-cell>
          <table:table-cell office:value-type="float" office:value="91518" table:style-name="ce25">
            <text:p>91,518</text:p>
          </table:table-cell>
          <table:table-cell office:value-type="float" office:value="43403" table:style-name="ce25">
            <text:p>43,403</text:p>
          </table:table-cell>
          <table:table-cell office:value-type="float" office:value="48115" table:style-name="ce25">
            <text:p>48,115</text:p>
          </table:table-cell>
          <table:table-cell office:value-type="float" office:value="16.806231957513386" table:style-name="ce26">
            <text:p>16.81</text:p>
          </table:table-cell>
          <table:table-cell table:number-columns-repeated="16352"/>
        </table:table-row>
        <table:table-row table:style-name="ro5">
          <table:table-cell office:value-type="string" table:style-name="ce24">
            <text:p>彰化縣</text:p>
          </table:table-cell>
          <table:table-cell office:value-type="float" office:value="1270521" table:style-name="ce25">
            <text:p>1,270,521</text:p>
          </table:table-cell>
          <table:table-cell office:value-type="float" office:value="645984" table:style-name="ce25">
            <text:p>645,984</text:p>
          </table:table-cell>
          <table:table-cell office:value-type="float" office:value="624537" table:style-name="ce25">
            <text:p>624,537</text:p>
          </table:table-cell>
          <table:table-cell office:value-type="float" office:value="54162" table:style-name="ce25">
            <text:p>54,162</text:p>
          </table:table-cell>
          <table:table-cell office:value-type="float" office:value="28073" table:style-name="ce25">
            <text:p>28,073</text:p>
          </table:table-cell>
          <table:table-cell office:value-type="float" office:value="26089" table:style-name="ce25">
            <text:p>26,089</text:p>
          </table:table-cell>
          <table:table-cell office:value-type="float" office:value="4.262975582457905" table:style-name="ce26">
            <text:p>4.26</text:p>
          </table:table-cell>
          <table:table-cell office:value-type="float" office:value="74864" table:style-name="ce25">
            <text:p>74,864</text:p>
          </table:table-cell>
          <table:table-cell office:value-type="float" office:value="38936" table:style-name="ce25">
            <text:p>38,936</text:p>
          </table:table-cell>
          <table:table-cell office:value-type="float" office:value="35928" table:style-name="ce25">
            <text:p>35,928</text:p>
          </table:table-cell>
          <table:table-cell office:value-type="float" office:value="5.8923858794935304" table:style-name="ce27">
            <text:p>5.89</text:p>
          </table:table-cell>
          <table:table-cell office:value-type="float" office:value="127844" table:style-name="ce25">
            <text:p>127,844</text:p>
          </table:table-cell>
          <table:table-cell office:value-type="float" office:value="66485" table:style-name="ce25">
            <text:p>66,485</text:p>
          </table:table-cell>
          <table:table-cell office:value-type="float" office:value="61359" table:style-name="ce25">
            <text:p>61,359</text:p>
          </table:table-cell>
          <table:table-cell office:value-type="float" office:value="10.062328761193243" table:style-name="ce26">
            <text:p>10.06</text:p>
          </table:table-cell>
          <table:table-cell office:value-type="float" office:value="138722" table:style-name="ce25">
            <text:p>138,722</text:p>
          </table:table-cell>
          <table:table-cell office:value-type="float" office:value="72246" table:style-name="ce25">
            <text:p>72,246</text:p>
          </table:table-cell>
          <table:table-cell office:value-type="float" office:value="66476" table:style-name="ce25">
            <text:p>66,476</text:p>
          </table:table-cell>
          <table:table-cell office:value-type="float" office:value="10.9185129564958" table:style-name="ce26">
            <text:p>10.92</text:p>
          </table:table-cell>
          <table:table-cell office:value-type="float" office:value="74030" table:style-name="ce25">
            <text:p>74,030</text:p>
          </table:table-cell>
          <table:table-cell office:value-type="float" office:value="39157" table:style-name="ce25">
            <text:p>39,157</text:p>
          </table:table-cell>
          <table:table-cell office:value-type="float" office:value="34873" table:style-name="ce25">
            <text:p>34,873</text:p>
          </table:table-cell>
          <table:table-cell office:value-type="float" office:value="5.8267435170296284" table:style-name="ce26">
            <text:p>5.83</text:p>
          </table:table-cell>
          <table:table-cell office:value-type="float" office:value="1036852" table:style-name="ce25">
            <text:p>1,036,852</text:p>
          </table:table-cell>
          <table:table-cell office:value-type="float" office:value="523703" table:style-name="ce25">
            <text:p>523,703</text:p>
          </table:table-cell>
          <table:table-cell office:value-type="float" office:value="513149" table:style-name="ce25">
            <text:p>513,149</text:p>
          </table:table-cell>
          <table:table-cell office:value-type="float" office:value="81.60841103767666" table:style-name="ce26">
            <text:p>81.61</text:p>
          </table:table-cell>
          <table:table-cell office:value-type="float" office:value="206018" table:style-name="ce25">
            <text:p>206,018</text:p>
          </table:table-cell>
          <table:table-cell office:value-type="float" office:value="94946" table:style-name="ce25">
            <text:p>94,946</text:p>
          </table:table-cell>
          <table:table-cell office:value-type="float" office:value="111072" table:style-name="ce25">
            <text:p>111,072</text:p>
          </table:table-cell>
          <table:table-cell office:value-type="float" office:value="16.215237685957177" table:style-name="ce26">
            <text:p>16.22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南投縣</text:p>
          </table:table-cell>
          <table:table-cell office:value-type="float" office:value="493138" table:style-name="ce25">
            <text:p>493,138</text:p>
          </table:table-cell>
          <table:table-cell office:value-type="float" office:value="252150" table:style-name="ce25">
            <text:p>252,150</text:p>
          </table:table-cell>
          <table:table-cell office:value-type="float" office:value="240988" table:style-name="ce25">
            <text:p>240,988</text:p>
          </table:table-cell>
          <table:table-cell office:value-type="float" office:value="15733" table:style-name="ce25">
            <text:p>15,733</text:p>
          </table:table-cell>
          <table:table-cell office:value-type="float" office:value="8200" table:style-name="ce25">
            <text:p>8,200</text:p>
          </table:table-cell>
          <table:table-cell office:value-type="float" office:value="7533" table:style-name="ce25">
            <text:p>7,533</text:p>
          </table:table-cell>
          <table:table-cell office:value-type="float" office:value="3.1903848415656464" table:style-name="ce26">
            <text:p>3.19</text:p>
          </table:table-cell>
          <table:table-cell office:value-type="float" office:value="22549" table:style-name="ce25">
            <text:p>22,549</text:p>
          </table:table-cell>
          <table:table-cell office:value-type="float" office:value="11740" table:style-name="ce25">
            <text:p>11,740</text:p>
          </table:table-cell>
          <table:table-cell office:value-type="float" office:value="10809" table:style-name="ce25">
            <text:p>10,809</text:p>
          </table:table-cell>
          <table:table-cell office:value-type="float" office:value="4.572553727354209" table:style-name="ce27">
            <text:p>4.57</text:p>
          </table:table-cell>
          <table:table-cell office:value-type="float" office:value="40712" table:style-name="ce25">
            <text:p>40,712</text:p>
          </table:table-cell>
          <table:table-cell office:value-type="float" office:value="21186" table:style-name="ce25">
            <text:p>21,186</text:p>
          </table:table-cell>
          <table:table-cell office:value-type="float" office:value="19526" table:style-name="ce25">
            <text:p>19,526</text:p>
          </table:table-cell>
          <table:table-cell office:value-type="float" office:value="8.2557012438708846" table:style-name="ce26">
            <text:p>8.26</text:p>
          </table:table-cell>
          <table:table-cell office:value-type="float" office:value="44619" table:style-name="ce25">
            <text:p>44,619</text:p>
          </table:table-cell>
          <table:table-cell office:value-type="float" office:value="23222" table:style-name="ce25">
            <text:p>23,222</text:p>
          </table:table-cell>
          <table:table-cell office:value-type="float" office:value="21397" table:style-name="ce25">
            <text:p>21,397</text:p>
          </table:table-cell>
          <table:table-cell office:value-type="float" office:value="9.0479744006748621" table:style-name="ce26">
            <text:p>9.05</text:p>
          </table:table-cell>
          <table:table-cell office:value-type="float" office:value="26833" table:style-name="ce25">
            <text:p>26,833</text:p>
          </table:table-cell>
          <table:table-cell office:value-type="float" office:value="13890" table:style-name="ce25">
            <text:p>13,890</text:p>
          </table:table-cell>
          <table:table-cell office:value-type="float" office:value="12943" table:style-name="ce25">
            <text:p>12,943</text:p>
          </table:table-cell>
          <table:table-cell office:value-type="float" office:value="5.4412760728234293" table:style-name="ce26">
            <text:p>5.44</text:p>
          </table:table-cell>
          <table:table-cell office:value-type="float" office:value="413726" table:style-name="ce25">
            <text:p>413,726</text:p>
          </table:table-cell>
          <table:table-cell office:value-type="float" office:value="210909" table:style-name="ce25">
            <text:p>210,909</text:p>
          </table:table-cell>
          <table:table-cell office:value-type="float" office:value="202817" table:style-name="ce25">
            <text:p>202,817</text:p>
          </table:table-cell>
          <table:table-cell office:value-type="float" office:value="83.896596895797927" table:style-name="ce26">
            <text:p>83.90</text:p>
          </table:table-cell>
          <table:table-cell office:value-type="float" office:value="89473" table:style-name="ce25">
            <text:p>89,473</text:p>
          </table:table-cell>
          <table:table-cell office:value-type="float" office:value="42048" table:style-name="ce25">
            <text:p>42,048</text:p>
          </table:table-cell>
          <table:table-cell office:value-type="float" office:value="47425" table:style-name="ce25">
            <text:p>47,425</text:p>
          </table:table-cell>
          <table:table-cell office:value-type="float" office:value="18.143602804894371" table:style-name="ce26">
            <text:p>18.1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雲林縣</text:p>
          </table:table-cell>
          <table:table-cell office:value-type="float" office:value="679635" table:style-name="ce25">
            <text:p>679,635</text:p>
          </table:table-cell>
          <table:table-cell office:value-type="float" office:value="351878" table:style-name="ce25">
            <text:p>351,878</text:p>
          </table:table-cell>
          <table:table-cell office:value-type="float" office:value="327757" table:style-name="ce25">
            <text:p>327,757</text:p>
          </table:table-cell>
          <table:table-cell office:value-type="float" office:value="22256" table:style-name="ce25">
            <text:p>22,256</text:p>
          </table:table-cell>
          <table:table-cell office:value-type="float" office:value="11545" table:style-name="ce25">
            <text:p>11,545</text:p>
          </table:table-cell>
          <table:table-cell office:value-type="float" office:value="10711" table:style-name="ce25">
            <text:p>10,711</text:p>
          </table:table-cell>
          <table:table-cell office:value-type="float" office:value="3.2746989192728448" table:style-name="ce26">
            <text:p>3.27</text:p>
          </table:table-cell>
          <table:table-cell office:value-type="float" office:value="31931" table:style-name="ce25">
            <text:p>31,931</text:p>
          </table:table-cell>
          <table:table-cell office:value-type="float" office:value="16511" table:style-name="ce25">
            <text:p>16,511</text:p>
          </table:table-cell>
          <table:table-cell office:value-type="float" office:value="15420" table:style-name="ce25">
            <text:p>15,420</text:p>
          </table:table-cell>
          <table:table-cell office:value-type="float" office:value="4.698257152736395" table:style-name="ce27">
            <text:p>4.70</text:p>
          </table:table-cell>
          <table:table-cell office:value-type="float" office:value="57901" table:style-name="ce25">
            <text:p>57,901</text:p>
          </table:table-cell>
          <table:table-cell office:value-type="float" office:value="30108" table:style-name="ce25">
            <text:p>30,108</text:p>
          </table:table-cell>
          <table:table-cell office:value-type="float" office:value="27793" table:style-name="ce25">
            <text:p>27,793</text:p>
          </table:table-cell>
          <table:table-cell office:value-type="float" office:value="8.5194258682969544" table:style-name="ce26">
            <text:p>8.52</text:p>
          </table:table-cell>
          <table:table-cell office:value-type="float" office:value="63818" table:style-name="ce25">
            <text:p>63,818</text:p>
          </table:table-cell>
          <table:table-cell office:value-type="float" office:value="33211" table:style-name="ce25">
            <text:p>33,211</text:p>
          </table:table-cell>
          <table:table-cell office:value-type="float" office:value="30607" table:style-name="ce25">
            <text:p>30,607</text:p>
          </table:table-cell>
          <table:table-cell office:value-type="float" office:value="9.3900402421888209" table:style-name="ce26">
            <text:p>9.39</text:p>
          </table:table-cell>
          <table:table-cell office:value-type="float" office:value="39056" table:style-name="ce25">
            <text:p>39,056</text:p>
          </table:table-cell>
          <table:table-cell office:value-type="float" office:value="20494" table:style-name="ce25">
            <text:p>20,494</text:p>
          </table:table-cell>
          <table:table-cell office:value-type="float" office:value="18562" table:style-name="ce25">
            <text:p>18,562</text:p>
          </table:table-cell>
          <table:table-cell office:value-type="float" office:value="5.7466139913335841" table:style-name="ce26">
            <text:p>5.75</text:p>
          </table:table-cell>
          <table:table-cell office:value-type="float" office:value="565804" table:style-name="ce25">
            <text:p>565,804</text:p>
          </table:table-cell>
          <table:table-cell office:value-type="float" office:value="292447" table:style-name="ce25">
            <text:p>292,447</text:p>
          </table:table-cell>
          <table:table-cell office:value-type="float" office:value="273357" table:style-name="ce25">
            <text:p>273,357</text:p>
          </table:table-cell>
          <table:table-cell office:value-type="float" office:value="83.251156870967506" table:style-name="ce26">
            <text:p>83.25</text:p>
          </table:table-cell>
          <table:table-cell office:value-type="float" office:value="127359" table:style-name="ce25">
            <text:p>127,359</text:p>
          </table:table-cell>
          <table:table-cell office:value-type="float" office:value="58352" table:style-name="ce25">
            <text:p>58,352</text:p>
          </table:table-cell>
          <table:table-cell office:value-type="float" office:value="69007" table:style-name="ce25">
            <text:p>69,007</text:p>
          </table:table-cell>
          <table:table-cell office:value-type="float" office:value="18.739323313249024" table:style-name="ce26">
            <text:p>18.74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縣</text:p>
          </table:table-cell>
          <table:table-cell office:value-type="float" office:value="501774" table:style-name="ce25">
            <text:p>501,774</text:p>
          </table:table-cell>
          <table:table-cell office:value-type="float" office:value="260445" table:style-name="ce25">
            <text:p>260,445</text:p>
          </table:table-cell>
          <table:table-cell office:value-type="float" office:value="241329" table:style-name="ce25">
            <text:p>241,329</text:p>
          </table:table-cell>
          <table:table-cell office:value-type="float" office:value="13754" table:style-name="ce25">
            <text:p>13,754</text:p>
          </table:table-cell>
          <table:table-cell office:value-type="float" office:value="7078" table:style-name="ce25">
            <text:p>7,078</text:p>
          </table:table-cell>
          <table:table-cell office:value-type="float" office:value="6676" table:style-name="ce25">
            <text:p>6,676</text:p>
          </table:table-cell>
          <table:table-cell office:value-type="float" office:value="2.7410746670811958" table:style-name="ce26">
            <text:p>2.74</text:p>
          </table:table-cell>
          <table:table-cell office:value-type="float" office:value="19354" table:style-name="ce25">
            <text:p>19,354</text:p>
          </table:table-cell>
          <table:table-cell office:value-type="float" office:value="9959" table:style-name="ce25">
            <text:p>9,959</text:p>
          </table:table-cell>
          <table:table-cell office:value-type="float" office:value="9395" table:style-name="ce25">
            <text:p>9,395</text:p>
          </table:table-cell>
          <table:table-cell office:value-type="float" office:value="3.8571149561356308" table:style-name="ce27">
            <text:p>3.86</text:p>
          </table:table-cell>
          <table:table-cell office:value-type="float" office:value="34779" table:style-name="ce25">
            <text:p>34,779</text:p>
          </table:table-cell>
          <table:table-cell office:value-type="float" office:value="18041" table:style-name="ce25">
            <text:p>18,041</text:p>
          </table:table-cell>
          <table:table-cell office:value-type="float" office:value="16738" table:style-name="ce25">
            <text:p>16,738</text:p>
          </table:table-cell>
          <table:table-cell office:value-type="float" office:value="6.9312080737543189" table:style-name="ce26">
            <text:p>6.93</text:p>
          </table:table-cell>
          <table:table-cell office:value-type="float" office:value="38177" table:style-name="ce25">
            <text:p>38,177</text:p>
          </table:table-cell>
          <table:table-cell office:value-type="float" office:value="19808" table:style-name="ce25">
            <text:p>19,808</text:p>
          </table:table-cell>
          <table:table-cell office:value-type="float" office:value="18369" table:style-name="ce25">
            <text:p>18,369</text:p>
          </table:table-cell>
          <table:table-cell office:value-type="float" office:value="7.6084053777198495" table:style-name="ce26">
            <text:p>7.61</text:p>
          </table:table-cell>
          <table:table-cell office:value-type="float" office:value="25591" table:style-name="ce25">
            <text:p>25,591</text:p>
          </table:table-cell>
          <table:table-cell office:value-type="float" office:value="13439" table:style-name="ce25">
            <text:p>13,439</text:p>
          </table:table-cell>
          <table:table-cell office:value-type="float" office:value="12152" table:style-name="ce25">
            <text:p>12,152</text:p>
          </table:table-cell>
          <table:table-cell office:value-type="float" office:value="5.1001048280700072" table:style-name="ce26">
            <text:p>5.10</text:p>
          </table:table-cell>
          <table:table-cell office:value-type="float" office:value="429062" table:style-name="ce25">
            <text:p>429,062</text:p>
          </table:table-cell>
          <table:table-cell office:value-type="float" office:value="222422" table:style-name="ce25">
            <text:p>222,422</text:p>
          </table:table-cell>
          <table:table-cell office:value-type="float" office:value="206640" table:style-name="ce25">
            <text:p>206,640</text:p>
          </table:table-cell>
          <table:table-cell office:value-type="float" office:value="85.509014018263201" table:style-name="ce26">
            <text:p>85.51</text:p>
          </table:table-cell>
          <table:table-cell office:value-type="float" office:value="100065" table:style-name="ce25">
            <text:p>100,065</text:p>
          </table:table-cell>
          <table:table-cell office:value-type="float" office:value="46325" table:style-name="ce25">
            <text:p>46,325</text:p>
          </table:table-cell>
          <table:table-cell office:value-type="float" office:value="53740" table:style-name="ce25">
            <text:p>53,740</text:p>
          </table:table-cell>
          <table:table-cell office:value-type="float" office:value="19.942244915041432" table:style-name="ce26">
            <text:p>19.94</text:p>
          </table:table-cell>
          <table:table-cell table:number-columns-repeated="16352"/>
        </table:table-row>
        <table:table-row table:style-name="ro8">
          <table:table-cell office:value-type="string" table:style-name="ce24">
            <text:p>屏東縣</text:p>
          </table:table-cell>
          <table:table-cell office:value-type="float" office:value="816636" table:style-name="ce25">
            <text:p>816,636</text:p>
          </table:table-cell>
          <table:table-cell office:value-type="float" office:value="416355" table:style-name="ce25">
            <text:p>416,355</text:p>
          </table:table-cell>
          <table:table-cell office:value-type="float" office:value="400281" table:style-name="ce25">
            <text:p>400,281</text:p>
          </table:table-cell>
          <table:table-cell office:value-type="float" office:value="25633" table:style-name="ce25">
            <text:p>25,633</text:p>
          </table:table-cell>
          <table:table-cell office:value-type="float" office:value="13291" table:style-name="ce25">
            <text:p>13,291</text:p>
          </table:table-cell>
          <table:table-cell office:value-type="float" office:value="12342" table:style-name="ce25">
            <text:p>12,342</text:p>
          </table:table-cell>
          <table:table-cell office:value-type="float" office:value="3.1388525609941271" table:style-name="ce26">
            <text:p>3.14</text:p>
          </table:table-cell>
          <table:table-cell office:value-type="float" office:value="37087" table:style-name="ce25">
            <text:p>37,087</text:p>
          </table:table-cell>
          <table:table-cell office:value-type="float" office:value="19204" table:style-name="ce25">
            <text:p>19,204</text:p>
          </table:table-cell>
          <table:table-cell office:value-type="float" office:value="17883" table:style-name="ce25">
            <text:p>17,883</text:p>
          </table:table-cell>
          <table:table-cell office:value-type="float" office:value="4.5414358416724223" table:style-name="ce27">
            <text:p>4.54</text:p>
          </table:table-cell>
          <table:table-cell office:value-type="float" office:value="66027" table:style-name="ce25">
            <text:p>66,027</text:p>
          </table:table-cell>
          <table:table-cell office:value-type="float" office:value="34356" table:style-name="ce25">
            <text:p>34,356</text:p>
          </table:table-cell>
          <table:table-cell office:value-type="float" office:value="31671" table:style-name="ce25">
            <text:p>31,671</text:p>
          </table:table-cell>
          <table:table-cell office:value-type="float" office:value="8.085242384611993" table:style-name="ce26">
            <text:p>8.09</text:p>
          </table:table-cell>
          <table:table-cell office:value-type="float" office:value="72227" table:style-name="ce25">
            <text:p>72,227</text:p>
          </table:table-cell>
          <table:table-cell office:value-type="float" office:value="37608" table:style-name="ce25">
            <text:p>37,608</text:p>
          </table:table-cell>
          <table:table-cell office:value-type="float" office:value="34619" table:style-name="ce25">
            <text:p>34,619</text:p>
          </table:table-cell>
          <table:table-cell office:value-type="float" office:value="8.8444545672735462" table:style-name="ce26">
            <text:p>8.84</text:p>
          </table:table-cell>
          <table:table-cell office:value-type="float" office:value="42185" table:style-name="ce25">
            <text:p>42,185</text:p>
          </table:table-cell>
          <table:table-cell office:value-type="float" office:value="22085" table:style-name="ce25">
            <text:p>22,085</text:p>
          </table:table-cell>
          <table:table-cell office:value-type="float" office:value="20100" table:style-name="ce25">
            <text:p>20,100</text:p>
          </table:table-cell>
          <table:table-cell office:value-type="float" office:value="5.1657041815447764" table:style-name="ce26">
            <text:p>5.17</text:p>
          </table:table-cell>
          <table:table-cell office:value-type="float" office:value="689322" table:style-name="ce25">
            <text:p>689,322</text:p>
          </table:table-cell>
          <table:table-cell office:value-type="float" office:value="350039" table:style-name="ce25">
            <text:p>350,039</text:p>
          </table:table-cell>
          <table:table-cell office:value-type="float" office:value="339283" table:style-name="ce25">
            <text:p>339,283</text:p>
          </table:table-cell>
          <table:table-cell office:value-type="float" office:value="84.409945189778554" table:style-name="ce26">
            <text:p>84.41</text:p>
          </table:table-cell>
          <table:table-cell office:value-type="float" office:value="142960" table:style-name="ce25">
            <text:p>142,960</text:p>
          </table:table-cell>
          <table:table-cell office:value-type="float" office:value="66921" table:style-name="ce25">
            <text:p>66,921</text:p>
          </table:table-cell>
          <table:table-cell office:value-type="float" office:value="76039" table:style-name="ce25">
            <text:p>76,039</text:p>
          </table:table-cell>
          <table:table-cell office:value-type="float" office:value="17.505963489241228" table:style-name="ce26">
            <text:p>17.51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臺東縣</text:p>
          </table:table-cell>
          <table:table-cell office:value-type="float" office:value="216164" table:style-name="ce25">
            <text:p>216,164</text:p>
          </table:table-cell>
          <table:table-cell office:value-type="float" office:value="111195" table:style-name="ce25">
            <text:p>111,195</text:p>
          </table:table-cell>
          <table:table-cell office:value-type="float" office:value="104969" table:style-name="ce25">
            <text:p>104,969</text:p>
          </table:table-cell>
          <table:table-cell office:value-type="float" office:value="7579" table:style-name="ce25">
            <text:p>7,579</text:p>
          </table:table-cell>
          <table:table-cell office:value-type="float" office:value="3980" table:style-name="ce25">
            <text:p>3,980</text:p>
          </table:table-cell>
          <table:table-cell office:value-type="float" office:value="3599" table:style-name="ce25">
            <text:p>3,599</text:p>
          </table:table-cell>
          <table:table-cell office:value-type="float" office:value="3.5061342314168873" table:style-name="ce26">
            <text:p>3.51</text:p>
          </table:table-cell>
          <table:table-cell office:value-type="float" office:value="10841" table:style-name="ce25">
            <text:p>10,841</text:p>
          </table:table-cell>
          <table:table-cell office:value-type="float" office:value="5674" table:style-name="ce25">
            <text:p>5,674</text:p>
          </table:table-cell>
          <table:table-cell office:value-type="float" office:value="5167" table:style-name="ce25">
            <text:p>5,167</text:p>
          </table:table-cell>
          <table:table-cell office:value-type="float" office:value="5.0151736644399616" table:style-name="ce27">
            <text:p>5.02</text:p>
          </table:table-cell>
          <table:table-cell office:value-type="float" office:value="19269" table:style-name="ce25">
            <text:p>19,269</text:p>
          </table:table-cell>
          <table:table-cell office:value-type="float" office:value="10099" table:style-name="ce25">
            <text:p>10,099</text:p>
          </table:table-cell>
          <table:table-cell office:value-type="float" office:value="9170" table:style-name="ce25">
            <text:p>9,170</text:p>
          </table:table-cell>
          <table:table-cell office:value-type="float" office:value="8.914065246757092" table:style-name="ce26">
            <text:p>8.91</text:p>
          </table:table-cell>
          <table:table-cell office:value-type="float" office:value="21042" table:style-name="ce25">
            <text:p>21,042</text:p>
          </table:table-cell>
          <table:table-cell office:value-type="float" office:value="11019" table:style-name="ce25">
            <text:p>11,019</text:p>
          </table:table-cell>
          <table:table-cell office:value-type="float" office:value="10023" table:style-name="ce25">
            <text:p>10,023</text:p>
          </table:table-cell>
          <table:table-cell office:value-type="float" office:value="9.7342758276123682" table:style-name="ce26">
            <text:p>9.73</text:p>
          </table:table-cell>
          <table:table-cell office:value-type="float" office:value="12112" table:style-name="ce25">
            <text:p>12,112</text:p>
          </table:table-cell>
          <table:table-cell office:value-type="float" office:value="6381" table:style-name="ce25">
            <text:p>6,381</text:p>
          </table:table-cell>
          <table:table-cell office:value-type="float" office:value="5731" table:style-name="ce25">
            <text:p>5,731</text:p>
          </table:table-cell>
          <table:table-cell office:value-type="float" office:value="5.6031531614884988" table:style-name="ce26">
            <text:p>5.60</text:p>
          </table:table-cell>
          <table:table-cell office:value-type="float" office:value="179636" table:style-name="ce25">
            <text:p>179,636</text:p>
          </table:table-cell>
          <table:table-cell office:value-type="float" office:value="92048" table:style-name="ce25">
            <text:p>92,048</text:p>
          </table:table-cell>
          <table:table-cell office:value-type="float" office:value="87588" table:style-name="ce25">
            <text:p>87,588</text:p>
          </table:table-cell>
          <table:table-cell office:value-type="float" office:value="83.101719065154228" table:style-name="ce26">
            <text:p>83.10</text:p>
          </table:table-cell>
          <table:table-cell office:value-type="float" office:value="36678" table:style-name="ce25">
            <text:p>36,678</text:p>
          </table:table-cell>
          <table:table-cell office:value-type="float" office:value="16629" table:style-name="ce25">
            <text:p>16,629</text:p>
          </table:table-cell>
          <table:table-cell office:value-type="float" office:value="20049" table:style-name="ce25">
            <text:p>20,049</text:p>
          </table:table-cell>
          <table:table-cell office:value-type="float" office:value="16.96767269295535" table:style-name="ce26">
            <text:p>16.97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花蓮縣</text:p>
          </table:table-cell>
          <table:table-cell office:value-type="float" office:value="325582" table:style-name="ce25">
            <text:p>325,582</text:p>
          </table:table-cell>
          <table:table-cell office:value-type="float" office:value="164668" table:style-name="ce25">
            <text:p>164,668</text:p>
          </table:table-cell>
          <table:table-cell office:value-type="float" office:value="160914" table:style-name="ce25">
            <text:p>160,914</text:p>
          </table:table-cell>
          <table:table-cell office:value-type="float" office:value="12308" table:style-name="ce25">
            <text:p>12,308</text:p>
          </table:table-cell>
          <table:table-cell office:value-type="float" office:value="6397" table:style-name="ce25">
            <text:p>6,397</text:p>
          </table:table-cell>
          <table:table-cell office:value-type="float" office:value="5911" table:style-name="ce25">
            <text:p>5,911</text:p>
          </table:table-cell>
          <table:table-cell office:value-type="float" office:value="3.7803072651436502" table:style-name="ce26">
            <text:p>3.78</text:p>
          </table:table-cell>
          <table:table-cell office:value-type="float" office:value="17574" table:style-name="ce25">
            <text:p>17,574</text:p>
          </table:table-cell>
          <table:table-cell office:value-type="float" office:value="9156" table:style-name="ce25">
            <text:p>9,156</text:p>
          </table:table-cell>
          <table:table-cell office:value-type="float" office:value="8418" table:style-name="ce25">
            <text:p>8,418</text:p>
          </table:table-cell>
          <table:table-cell office:value-type="float" office:value="5.3977185470941267" table:style-name="ce27">
            <text:p>5.40</text:p>
          </table:table-cell>
          <table:table-cell office:value-type="float" office:value="30262" table:style-name="ce25">
            <text:p>30,262</text:p>
          </table:table-cell>
          <table:table-cell office:value-type="float" office:value="15841" table:style-name="ce25">
            <text:p>15,841</text:p>
          </table:table-cell>
          <table:table-cell office:value-type="float" office:value="14421" table:style-name="ce25">
            <text:p>14,421</text:p>
          </table:table-cell>
          <table:table-cell office:value-type="float" office:value="9.2947398811973638" table:style-name="ce26">
            <text:p>9.29</text:p>
          </table:table-cell>
          <table:table-cell office:value-type="float" office:value="32919" table:style-name="ce25">
            <text:p>32,919</text:p>
          </table:table-cell>
          <table:table-cell office:value-type="float" office:value="17252" table:style-name="ce25">
            <text:p>17,252</text:p>
          </table:table-cell>
          <table:table-cell office:value-type="float" office:value="15667" table:style-name="ce25">
            <text:p>15,667</text:p>
          </table:table-cell>
          <table:table-cell office:value-type="float" office:value="10.11081693705426" table:style-name="ce26">
            <text:p>10.11</text:p>
          </table:table-cell>
          <table:table-cell office:value-type="float" office:value="17679" table:style-name="ce25">
            <text:p>17,679</text:p>
          </table:table-cell>
          <table:table-cell office:value-type="float" office:value="9315" table:style-name="ce25">
            <text:p>9,315</text:p>
          </table:table-cell>
          <table:table-cell office:value-type="float" office:value="8364" table:style-name="ce25">
            <text:p>8,364</text:p>
          </table:table-cell>
          <table:table-cell office:value-type="float" office:value="5.4299684872013811" table:style-name="ce26">
            <text:p>5.43</text:p>
          </table:table-cell>
          <table:table-cell office:value-type="float" office:value="270104" table:style-name="ce25">
            <text:p>270,104</text:p>
          </table:table-cell>
          <table:table-cell office:value-type="float" office:value="135607" table:style-name="ce25">
            <text:p>135,607</text:p>
          </table:table-cell>
          <table:table-cell office:value-type="float" office:value="134497" table:style-name="ce25">
            <text:p>134,497</text:p>
          </table:table-cell>
          <table:table-cell office:value-type="float" office:value="82.960360216473887" table:style-name="ce26">
            <text:p>82.96</text:p>
          </table:table-cell>
          <table:table-cell office:value-type="float" office:value="55201" table:style-name="ce25">
            <text:p>55,201</text:p>
          </table:table-cell>
          <table:table-cell office:value-type="float" office:value="25396" table:style-name="ce25">
            <text:p>25,396</text:p>
          </table:table-cell>
          <table:table-cell office:value-type="float" office:value="29805" table:style-name="ce25">
            <text:p>29,805</text:p>
          </table:table-cell>
          <table:table-cell office:value-type="float" office:value="16.954561370100311" table:style-name="ce26">
            <text:p>16.95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澎湖縣</text:p>
          </table:table-cell>
          <table:table-cell office:value-type="float" office:value="105070" table:style-name="ce25">
            <text:p>105,070</text:p>
          </table:table-cell>
          <table:table-cell office:value-type="float" office:value="54154" table:style-name="ce25">
            <text:p>54,154</text:p>
          </table:table-cell>
          <table:table-cell office:value-type="float" office:value="50916" table:style-name="ce25">
            <text:p>50,916</text:p>
          </table:table-cell>
          <table:table-cell office:value-type="float" office:value="4258" table:style-name="ce25">
            <text:p>4,258</text:p>
          </table:table-cell>
          <table:table-cell office:value-type="float" office:value="2247" table:style-name="ce25">
            <text:p>2,247</text:p>
          </table:table-cell>
          <table:table-cell office:value-type="float" office:value="2011" table:style-name="ce25">
            <text:p>2,011</text:p>
          </table:table-cell>
          <table:table-cell office:value-type="float" office:value="4.0525364043018941" table:style-name="ce26">
            <text:p>4.05</text:p>
          </table:table-cell>
          <table:table-cell office:value-type="float" office:value="5582" table:style-name="ce25">
            <text:p>5,582</text:p>
          </table:table-cell>
          <table:table-cell office:value-type="float" office:value="2954" table:style-name="ce25">
            <text:p>2,954</text:p>
          </table:table-cell>
          <table:table-cell office:value-type="float" office:value="2628" table:style-name="ce25">
            <text:p>2,628</text:p>
          </table:table-cell>
          <table:table-cell office:value-type="float" office:value="5.312648710383554" table:style-name="ce27">
            <text:p>5.31</text:p>
          </table:table-cell>
          <table:table-cell office:value-type="float" office:value="8702" table:style-name="ce25">
            <text:p>8,702</text:p>
          </table:table-cell>
          <table:table-cell office:value-type="float" office:value="4581" table:style-name="ce25">
            <text:p>4,581</text:p>
          </table:table-cell>
          <table:table-cell office:value-type="float" office:value="4121" table:style-name="ce25">
            <text:p>4,121</text:p>
          </table:table-cell>
          <table:table-cell office:value-type="float" office:value="8.282097649186257" table:style-name="ce26">
            <text:p>8.28</text:p>
          </table:table-cell>
          <table:table-cell office:value-type="float" office:value="9356" table:style-name="ce25">
            <text:p>9,356</text:p>
          </table:table-cell>
          <table:table-cell office:value-type="float" office:value="4915" table:style-name="ce25">
            <text:p>4,915</text:p>
          </table:table-cell>
          <table:table-cell office:value-type="float" office:value="4441" table:style-name="ce25">
            <text:p>4,441</text:p>
          </table:table-cell>
          <table:table-cell office:value-type="float" office:value="8.9045398305891315" table:style-name="ce26">
            <text:p>8.90</text:p>
          </table:table-cell>
          <table:table-cell office:value-type="float" office:value="4774" table:style-name="ce25">
            <text:p>4,774</text:p>
          </table:table-cell>
          <table:table-cell office:value-type="float" office:value="2478" table:style-name="ce25">
            <text:p>2,478</text:p>
          </table:table-cell>
          <table:table-cell office:value-type="float" office:value="2296" table:style-name="ce25">
            <text:p>2,296</text:p>
          </table:table-cell>
          <table:table-cell office:value-type="float" office:value="4.5436375749500328" table:style-name="ce26">
            <text:p>4.54</text:p>
          </table:table-cell>
          <table:table-cell office:value-type="float" office:value="88599" table:style-name="ce25">
            <text:p>88,599</text:p>
          </table:table-cell>
          <table:table-cell office:value-type="float" office:value="45437" table:style-name="ce25">
            <text:p>45,437</text:p>
          </table:table-cell>
          <table:table-cell office:value-type="float" office:value="43162" table:style-name="ce25">
            <text:p>43,162</text:p>
          </table:table-cell>
          <table:table-cell office:value-type="float" office:value="84.323784143904064" table:style-name="ce26">
            <text:p>84.32</text:p>
          </table:table-cell>
          <table:table-cell office:value-type="float" office:value="17593" table:style-name="ce25">
            <text:p>17,593</text:p>
          </table:table-cell>
          <table:table-cell office:value-type="float" office:value="8172" table:style-name="ce25">
            <text:p>8,172</text:p>
          </table:table-cell>
          <table:table-cell office:value-type="float" office:value="9421" table:style-name="ce25">
            <text:p>9,421</text:p>
          </table:table-cell>
          <table:table-cell office:value-type="float" office:value="16.744075378319216" table:style-name="ce26">
            <text:p>16.74</text:p>
          </table:table-cell>
          <table:table-cell table:number-columns-repeated="16352"/>
        </table:table-row>
        <table:table-row table:style-name="ro7">
          <table:table-cell office:value-type="string" table:style-name="ce24">
            <text:p>基隆市</text:p>
          </table:table-cell>
          <table:table-cell office:value-type="float" office:value="368850" table:style-name="ce25">
            <text:p>368,850</text:p>
          </table:table-cell>
          <table:table-cell office:value-type="float" office:value="184087" table:style-name="ce25">
            <text:p>184,087</text:p>
          </table:table-cell>
          <table:table-cell office:value-type="float" office:value="184763" table:style-name="ce25">
            <text:p>184,763</text:p>
          </table:table-cell>
          <table:table-cell office:value-type="float" office:value="11300" table:style-name="ce25">
            <text:p>11,300</text:p>
          </table:table-cell>
          <table:table-cell office:value-type="float" office:value="5851" table:style-name="ce25">
            <text:p>5,851</text:p>
          </table:table-cell>
          <table:table-cell office:value-type="float" office:value="5449" table:style-name="ce25">
            <text:p>5,449</text:p>
          </table:table-cell>
          <table:table-cell office:value-type="float" office:value="3.0635759793954183" table:style-name="ce26">
            <text:p>3.06</text:p>
          </table:table-cell>
          <table:table-cell office:value-type="float" office:value="16392" table:style-name="ce25">
            <text:p>16,392</text:p>
          </table:table-cell>
          <table:table-cell office:value-type="float" office:value="8454" table:style-name="ce25">
            <text:p>8,454</text:p>
          </table:table-cell>
          <table:table-cell office:value-type="float" office:value="7938" table:style-name="ce25">
            <text:p>7,938</text:p>
          </table:table-cell>
          <table:table-cell office:value-type="float" office:value="4.4440829605530707" table:style-name="ce27">
            <text:p>4.44</text:p>
          </table:table-cell>
          <table:table-cell office:value-type="float" office:value="29495" table:style-name="ce25">
            <text:p>29,495</text:p>
          </table:table-cell>
          <table:table-cell office:value-type="float" office:value="15237" table:style-name="ce25">
            <text:p>15,237</text:p>
          </table:table-cell>
          <table:table-cell office:value-type="float" office:value="14258" table:style-name="ce25">
            <text:p>14,258</text:p>
          </table:table-cell>
          <table:table-cell office:value-type="float" office:value="7.9964755320591028" table:style-name="ce26">
            <text:p>8.00</text:p>
          </table:table-cell>
          <table:table-cell office:value-type="float" office:value="32358" table:style-name="ce25">
            <text:p>32,358</text:p>
          </table:table-cell>
          <table:table-cell office:value-type="float" office:value="16734" table:style-name="ce25">
            <text:p>16,734</text:p>
          </table:table-cell>
          <table:table-cell office:value-type="float" office:value="15624" table:style-name="ce25">
            <text:p>15,624</text:p>
          </table:table-cell>
          <table:table-cell office:value-type="float" office:value="8.7726718178121192" table:style-name="ce26">
            <text:p>8.77</text:p>
          </table:table-cell>
          <table:table-cell office:value-type="float" office:value="18468" table:style-name="ce25">
            <text:p>18,468</text:p>
          </table:table-cell>
          <table:table-cell office:value-type="float" office:value="9669" table:style-name="ce25">
            <text:p>9,669</text:p>
          </table:table-cell>
          <table:table-cell office:value-type="float" office:value="8799" table:style-name="ce25">
            <text:p>8,799</text:p>
          </table:table-cell>
          <table:table-cell office:value-type="float" office:value="5.0069133794225289" table:style-name="ce26">
            <text:p>5.01</text:p>
          </table:table-cell>
          <table:table-cell office:value-type="float" office:value="312626" table:style-name="ce25">
            <text:p>312,626</text:p>
          </table:table-cell>
          <table:table-cell office:value-type="float" office:value="154845" table:style-name="ce25">
            <text:p>154,845</text:p>
          </table:table-cell>
          <table:table-cell office:value-type="float" office:value="157781" table:style-name="ce25">
            <text:p>157,781</text:p>
          </table:table-cell>
          <table:table-cell office:value-type="float" office:value="84.756947268537346" table:style-name="ce26">
            <text:p>84.76</text:p>
          </table:table-cell>
          <table:table-cell office:value-type="float" office:value="62299" table:style-name="ce25">
            <text:p>62,299</text:p>
          </table:table-cell>
          <table:table-cell office:value-type="float" office:value="28131" table:style-name="ce25">
            <text:p>28,131</text:p>
          </table:table-cell>
          <table:table-cell office:value-type="float" office:value="34168" table:style-name="ce25">
            <text:p>34,168</text:p>
          </table:table-cell>
          <table:table-cell office:value-type="float" office:value="16.890063711535856" table:style-name="ce26">
            <text:p>16.89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新竹市</text:p>
          </table:table-cell>
          <table:table-cell office:value-type="float" office:value="449593" table:style-name="ce25">
            <text:p>449,593</text:p>
          </table:table-cell>
          <table:table-cell office:value-type="float" office:value="221675" table:style-name="ce25">
            <text:p>221,675</text:p>
          </table:table-cell>
          <table:table-cell office:value-type="float" office:value="227918" table:style-name="ce25">
            <text:p>227,918</text:p>
          </table:table-cell>
          <table:table-cell office:value-type="float" office:value="23394" table:style-name="ce25">
            <text:p>23,394</text:p>
          </table:table-cell>
          <table:table-cell office:value-type="float" office:value="12012" table:style-name="ce25">
            <text:p>12,012</text:p>
          </table:table-cell>
          <table:table-cell office:value-type="float" office:value="11382" table:style-name="ce25">
            <text:p>11,382</text:p>
          </table:table-cell>
          <table:table-cell office:value-type="float" office:value="5.2033728283136078" table:style-name="ce26">
            <text:p>5.20</text:p>
          </table:table-cell>
          <table:table-cell office:value-type="float" office:value="34721" table:style-name="ce25">
            <text:p>34,721</text:p>
          </table:table-cell>
          <table:table-cell office:value-type="float" office:value="17924" table:style-name="ce25">
            <text:p>17,924</text:p>
          </table:table-cell>
          <table:table-cell office:value-type="float" office:value="16797" table:style-name="ce25">
            <text:p>16,797</text:p>
          </table:table-cell>
          <table:table-cell office:value-type="float" office:value="7.7227625874958017" table:style-name="ce27">
            <text:p>7.72</text:p>
          </table:table-cell>
          <table:table-cell office:value-type="float" office:value="61467" table:style-name="ce25">
            <text:p>61,467</text:p>
          </table:table-cell>
          <table:table-cell office:value-type="float" office:value="31929" table:style-name="ce25">
            <text:p>31,929</text:p>
          </table:table-cell>
          <table:table-cell office:value-type="float" office:value="29538" table:style-name="ce25">
            <text:p>29,538</text:p>
          </table:table-cell>
          <table:table-cell office:value-type="float" office:value="13.671698625201016" table:style-name="ce26">
            <text:p>13.67</text:p>
          </table:table-cell>
          <table:table-cell office:value-type="float" office:value="66808" table:style-name="ce25">
            <text:p>66,808</text:p>
          </table:table-cell>
          <table:table-cell office:value-type="float" office:value="34772" table:style-name="ce25">
            <text:p>34,772</text:p>
          </table:table-cell>
          <table:table-cell office:value-type="float" office:value="32036" table:style-name="ce25">
            <text:p>32,036</text:p>
          </table:table-cell>
          <table:table-cell office:value-type="float" office:value="14.859661960929108" table:style-name="ce26">
            <text:p>14.86</text:p>
          </table:table-cell>
          <table:table-cell office:value-type="float" office:value="29893" table:style-name="ce25">
            <text:p>29,893</text:p>
          </table:table-cell>
          <table:table-cell office:value-type="float" office:value="15620" table:style-name="ce25">
            <text:p>15,620</text:p>
          </table:table-cell>
          <table:table-cell office:value-type="float" office:value="14273" table:style-name="ce25">
            <text:p>14,273</text:p>
          </table:table-cell>
          <table:table-cell office:value-type="float" office:value="6.648902451773048" table:style-name="ce26">
            <text:p>6.65</text:p>
          </table:table-cell>
          <table:table-cell office:value-type="float" office:value="347262" table:style-name="ce25">
            <text:p>347,262</text:p>
          </table:table-cell>
          <table:table-cell office:value-type="float" office:value="168463" table:style-name="ce25">
            <text:p>168,463</text:p>
          </table:table-cell>
          <table:table-cell office:value-type="float" office:value="178799" table:style-name="ce25">
            <text:p>178,799</text:p>
          </table:table-cell>
          <table:table-cell office:value-type="float" office:value="77.239191891332823" table:style-name="ce26">
            <text:p>77.24</text:p>
          </table:table-cell>
          <table:table-cell office:value-type="float" office:value="57353" table:style-name="ce25">
            <text:p>57,353</text:p>
          </table:table-cell>
          <table:table-cell office:value-type="float" office:value="25478" table:style-name="ce25">
            <text:p>25,478</text:p>
          </table:table-cell>
          <table:table-cell office:value-type="float" office:value="31875" table:style-name="ce25">
            <text:p>31,875</text:p>
          </table:table-cell>
          <table:table-cell office:value-type="float" office:value="12.756648791240078" table:style-name="ce26">
            <text:p>12.76</text:p>
          </table:table-cell>
          <table:table-cell table:number-columns-repeated="16352"/>
        </table:table-row>
        <table:table-row table:style-name="ro2">
          <table:table-cell office:value-type="string" table:style-name="ce24">
            <text:p>嘉義市</text:p>
          </table:table-cell>
          <table:table-cell office:value-type="float" office:value="267432" table:style-name="ce25">
            <text:p>267,432</text:p>
          </table:table-cell>
          <table:table-cell office:value-type="float" office:value="129547" table:style-name="ce25">
            <text:p>129,547</text:p>
          </table:table-cell>
          <table:table-cell office:value-type="float" office:value="137885" table:style-name="ce25">
            <text:p>137,885</text:p>
          </table:table-cell>
          <table:table-cell office:value-type="float" office:value="10164" table:style-name="ce25">
            <text:p>10,164</text:p>
          </table:table-cell>
          <table:table-cell office:value-type="float" office:value="5252" table:style-name="ce25">
            <text:p>5,252</text:p>
          </table:table-cell>
          <table:table-cell office:value-type="float" office:value="4912" table:style-name="ce25">
            <text:p>4,912</text:p>
          </table:table-cell>
          <table:table-cell office:value-type="float" office:value="3.8005923000987165" table:style-name="ce26">
            <text:p>3.80</text:p>
          </table:table-cell>
          <table:table-cell office:value-type="float" office:value="15050" table:style-name="ce25">
            <text:p>15,050</text:p>
          </table:table-cell>
          <table:table-cell office:value-type="float" office:value="7816" table:style-name="ce25">
            <text:p>7,816</text:p>
          </table:table-cell>
          <table:table-cell office:value-type="float" office:value="7234" table:style-name="ce25">
            <text:p>7,234</text:p>
          </table:table-cell>
          <table:table-cell office:value-type="float" office:value="5.6275987914684853" table:style-name="ce27">
            <text:p>5.63</text:p>
          </table:table-cell>
          <table:table-cell office:value-type="float" office:value="27693" table:style-name="ce25">
            <text:p>27,693</text:p>
          </table:table-cell>
          <table:table-cell office:value-type="float" office:value="14483" table:style-name="ce25">
            <text:p>14,483</text:p>
          </table:table-cell>
          <table:table-cell office:value-type="float" office:value="13210" table:style-name="ce25">
            <text:p>13,210</text:p>
          </table:table-cell>
          <table:table-cell office:value-type="float" office:value="10.355155703132011" table:style-name="ce26">
            <text:p>10.36</text:p>
          </table:table-cell>
          <table:table-cell office:value-type="float" office:value="30489" table:style-name="ce25">
            <text:p>30,489</text:p>
          </table:table-cell>
          <table:table-cell office:value-type="float" office:value="15953" table:style-name="ce25">
            <text:p>15,953</text:p>
          </table:table-cell>
          <table:table-cell office:value-type="float" office:value="14536" table:style-name="ce25">
            <text:p>14,536</text:p>
          </table:table-cell>
          <table:table-cell office:value-type="float" office:value="11.400655119806157" table:style-name="ce26">
            <text:p>11.40</text:p>
          </table:table-cell>
          <table:table-cell office:value-type="float" office:value="16937" table:style-name="ce25">
            <text:p>16,937</text:p>
          </table:table-cell>
          <table:table-cell office:value-type="float" office:value="8819" table:style-name="ce25">
            <text:p>8,819</text:p>
          </table:table-cell>
          <table:table-cell office:value-type="float" office:value="8118" table:style-name="ce25">
            <text:p>8,118</text:p>
          </table:table-cell>
          <table:table-cell office:value-type="float" office:value="6.3331987196745336" table:style-name="ce26">
            <text:p>6.33</text:p>
          </table:table-cell>
          <table:table-cell office:value-type="float" office:value="215798" table:style-name="ce25">
            <text:p>215,798</text:p>
          </table:table-cell>
          <table:table-cell office:value-type="float" office:value="102596" table:style-name="ce25">
            <text:p>102,596</text:p>
          </table:table-cell>
          <table:table-cell office:value-type="float" office:value="113202" table:style-name="ce25">
            <text:p>113,202</text:p>
          </table:table-cell>
          <table:table-cell office:value-type="float" office:value="80.692662059888121" table:style-name="ce26">
            <text:p>80.69</text:p>
          </table:table-cell>
          <table:table-cell office:value-type="float" office:value="42196" table:style-name="ce25">
            <text:p>42,196</text:p>
          </table:table-cell>
          <table:table-cell office:value-type="float" office:value="18585" table:style-name="ce25">
            <text:p>18,585</text:p>
          </table:table-cell>
          <table:table-cell office:value-type="float" office:value="23611" table:style-name="ce25">
            <text:p>23,611</text:p>
          </table:table-cell>
          <table:table-cell office:value-type="float" office:value="15.778216518591643" table:style-name="ce26">
            <text:p>15.78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福建省</text:p>
          </table:table-cell>
          <table:table-cell office:value-type="float" office:value="152849" table:style-name="ce21">
            <text:p>152,849</text:p>
          </table:table-cell>
          <table:table-cell office:value-type="float" office:value="77265" table:style-name="ce21">
            <text:p>77,265</text:p>
          </table:table-cell>
          <table:table-cell office:value-type="float" office:value="75584" table:style-name="ce21">
            <text:p>75,584</text:p>
          </table:table-cell>
          <table:table-cell office:value-type="float" office:value="5588" table:style-name="ce21">
            <text:p>5,588</text:p>
          </table:table-cell>
          <table:table-cell office:value-type="float" office:value="2896" table:style-name="ce21">
            <text:p>2,896</text:p>
          </table:table-cell>
          <table:table-cell office:value-type="float" office:value="2692" table:style-name="ce21">
            <text:p>2,692</text:p>
          </table:table-cell>
          <table:table-cell office:value-type="float" office:value="3.6558956879011313" table:style-name="ce22">
            <text:p>3.66</text:p>
          </table:table-cell>
          <table:table-cell office:value-type="float" office:value="7340" table:style-name="ce21">
            <text:p>7,340</text:p>
          </table:table-cell>
          <table:table-cell office:value-type="float" office:value="3779" table:style-name="ce21">
            <text:p>3,779</text:p>
          </table:table-cell>
          <table:table-cell office:value-type="float" office:value="3561" table:style-name="ce21">
            <text:p>3,561</text:p>
          </table:table-cell>
          <table:table-cell office:value-type="float" office:value="4.8021249730125808" table:style-name="ce23">
            <text:p>4.80</text:p>
          </table:table-cell>
          <table:table-cell office:value-type="float" office:value="11636" table:style-name="ce21">
            <text:p>11,636</text:p>
          </table:table-cell>
          <table:table-cell office:value-type="float" office:value="6021" table:style-name="ce21">
            <text:p>6,021</text:p>
          </table:table-cell>
          <table:table-cell office:value-type="float" office:value="5615" table:style-name="ce21">
            <text:p>5,615</text:p>
          </table:table-cell>
          <table:table-cell office:value-type="float" office:value="7.6127419871899722" table:style-name="ce22">
            <text:p>7.61</text:p>
          </table:table-cell>
          <table:table-cell office:value-type="float" office:value="12458" table:style-name="ce21">
            <text:p>12,458</text:p>
          </table:table-cell>
          <table:table-cell office:value-type="float" office:value="6469" table:style-name="ce21">
            <text:p>6,469</text:p>
          </table:table-cell>
          <table:table-cell office:value-type="float" office:value="5989" table:style-name="ce21">
            <text:p>5,989</text:p>
          </table:table-cell>
          <table:table-cell office:value-type="float" office:value="8.1505276449306177" table:style-name="ce22">
            <text:p>8.15</text:p>
          </table:table-cell>
          <table:table-cell office:value-type="float" office:value="5648" table:style-name="ce21">
            <text:p>5,648</text:p>
          </table:table-cell>
          <table:table-cell office:value-type="float" office:value="2994" table:style-name="ce21">
            <text:p>2,994</text:p>
          </table:table-cell>
          <table:table-cell office:value-type="float" office:value="2654" table:style-name="ce21">
            <text:p>2,654</text:p>
          </table:table-cell>
          <table:table-cell office:value-type="float" office:value="3.695150115473441" table:style-name="ce22">
            <text:p>3.70</text:p>
          </table:table-cell>
          <table:table-cell office:value-type="float" office:value="131901" table:style-name="ce21">
            <text:p>131,901</text:p>
          </table:table-cell>
          <table:table-cell office:value-type="float" office:value="66363" table:style-name="ce21">
            <text:p>66,363</text:p>
          </table:table-cell>
          <table:table-cell office:value-type="float" office:value="65538" table:style-name="ce21">
            <text:p>65,538</text:p>
          </table:table-cell>
          <table:table-cell office:value-type="float" office:value="86.294970853587529" table:style-name="ce22">
            <text:p>86.29</text:p>
          </table:table-cell>
          <table:table-cell office:value-type="float" office:value="21022" table:style-name="ce21">
            <text:p>21,022</text:p>
          </table:table-cell>
          <table:table-cell office:value-type="float" office:value="10205" table:style-name="ce21">
            <text:p>10,205</text:p>
          </table:table-cell>
          <table:table-cell office:value-type="float" office:value="10817" table:style-name="ce21">
            <text:p>10,817</text:p>
          </table:table-cell>
          <table:table-cell office:value-type="float" office:value="13.753442940418321" table:style-name="ce22">
            <text:p>13.75</text:p>
          </table:table-cell>
          <table:table-cell table:number-columns-repeated="16352"/>
        </table:table-row>
        <table:table-row table:style-name="ro10">
          <table:table-cell office:value-type="string" table:style-name="ce24">
            <text:p>金門縣</text:p>
          </table:table-cell>
          <table:table-cell office:value-type="float" office:value="139804" table:style-name="ce25">
            <text:p>139,804</text:p>
          </table:table-cell>
          <table:table-cell office:value-type="float" office:value="69786" table:style-name="ce25">
            <text:p>69,786</text:p>
          </table:table-cell>
          <table:table-cell office:value-type="float" office:value="70018" table:style-name="ce25">
            <text:p>70,018</text:p>
          </table:table-cell>
          <table:table-cell office:value-type="float" office:value="4974" table:style-name="ce25">
            <text:p>4,974</text:p>
          </table:table-cell>
          <table:table-cell office:value-type="float" office:value="2556" table:style-name="ce25">
            <text:p>2,556</text:p>
          </table:table-cell>
          <table:table-cell office:value-type="float" office:value="2418" table:style-name="ce25">
            <text:p>2,418</text:p>
          </table:table-cell>
          <table:table-cell office:value-type="float" office:value="3.5578381162198505" table:style-name="ce26">
            <text:p>3.56</text:p>
          </table:table-cell>
          <table:table-cell office:value-type="float" office:value="6539" table:style-name="ce25">
            <text:p>6,539</text:p>
          </table:table-cell>
          <table:table-cell office:value-type="float" office:value="3352" table:style-name="ce25">
            <text:p>3,352</text:p>
          </table:table-cell>
          <table:table-cell office:value-type="float" office:value="3187" table:style-name="ce25">
            <text:p>3,187</text:p>
          </table:table-cell>
          <table:table-cell office:value-type="float" office:value="4.6772624531486935" table:style-name="ce27">
            <text:p>4.68</text:p>
          </table:table-cell>
          <table:table-cell office:value-type="float" office:value="10383" table:style-name="ce25">
            <text:p>10,383</text:p>
          </table:table-cell>
          <table:table-cell office:value-type="float" office:value="5355" table:style-name="ce25">
            <text:p>5,355</text:p>
          </table:table-cell>
          <table:table-cell office:value-type="float" office:value="5028" table:style-name="ce25">
            <text:p>5,028</text:p>
          </table:table-cell>
          <table:table-cell office:value-type="float" office:value="7.4268261280077823" table:style-name="ce26">
            <text:p>7.43</text:p>
          </table:table-cell>
          <table:table-cell office:value-type="float" office:value="11110" table:style-name="ce25">
            <text:p>11,110</text:p>
          </table:table-cell>
          <table:table-cell office:value-type="float" office:value="5753" table:style-name="ce25">
            <text:p>5,753</text:p>
          </table:table-cell>
          <table:table-cell office:value-type="float" office:value="5357" table:style-name="ce25">
            <text:p>5,357</text:p>
          </table:table-cell>
          <table:table-cell office:value-type="float" office:value="7.9468398615204148" table:style-name="ce26">
            <text:p>7.95</text:p>
          </table:table-cell>
          <table:table-cell office:value-type="float" office:value="5082" table:style-name="ce25">
            <text:p>5,082</text:p>
          </table:table-cell>
          <table:table-cell office:value-type="float" office:value="2685" table:style-name="ce25">
            <text:p>2,685</text:p>
          </table:table-cell>
          <table:table-cell office:value-type="float" office:value="2397" table:style-name="ce25">
            <text:p>2,397</text:p>
          </table:table-cell>
          <table:table-cell office:value-type="float" office:value="3.6350891247746846" table:style-name="ce26">
            <text:p>3.64</text:p>
          </table:table-cell>
          <table:table-cell office:value-type="float" office:value="120944" table:style-name="ce25">
            <text:p>120,944</text:p>
          </table:table-cell>
          <table:table-cell office:value-type="float" office:value="60010" table:style-name="ce25">
            <text:p>60,010</text:p>
          </table:table-cell>
          <table:table-cell office:value-type="float" office:value="60934" table:style-name="ce25">
            <text:p>60,934</text:p>
          </table:table-cell>
          <table:table-cell office:value-type="float" office:value="86.50968498755401" table:style-name="ce26">
            <text:p>86.51</text:p>
          </table:table-cell>
          <table:table-cell office:value-type="float" office:value="19423" table:style-name="ce25">
            <text:p>19,423</text:p>
          </table:table-cell>
          <table:table-cell office:value-type="float" office:value="9342" table:style-name="ce25">
            <text:p>9,342</text:p>
          </table:table-cell>
          <table:table-cell office:value-type="float" office:value="10081" table:style-name="ce25">
            <text:p>10,081</text:p>
          </table:table-cell>
          <table:table-cell office:value-type="float" office:value="13.893021658893881" table:style-name="ce26">
            <text:p>13.89</text:p>
          </table:table-cell>
          <table:table-cell table:number-columns-repeated="16352"/>
        </table:table-row>
        <table:table-row table:style-name="ro11">
          <table:table-cell office:value-type="string" table:style-name="ce28">
            <text:p>連江縣</text:p>
          </table:table-cell>
          <table:table-cell office:value-type="float" office:value="13045" table:style-name="ce29">
            <text:p>13,045</text:p>
          </table:table-cell>
          <table:table-cell office:value-type="float" office:value="7479" table:style-name="ce30">
            <text:p>7,479</text:p>
          </table:table-cell>
          <table:table-cell office:value-type="float" office:value="5566" table:style-name="ce30">
            <text:p>5,566</text:p>
          </table:table-cell>
          <table:table-cell office:value-type="float" office:value="614" table:style-name="ce29">
            <text:p>614</text:p>
          </table:table-cell>
          <table:table-cell office:value-type="float" office:value="340" table:style-name="ce30">
            <text:p>340</text:p>
          </table:table-cell>
          <table:table-cell office:value-type="float" office:value="274" table:style-name="ce30">
            <text:p>274</text:p>
          </table:table-cell>
          <table:table-cell office:value-type="float" office:value="4.7067842085090073" table:style-name="ce31">
            <text:p>4.71</text:p>
          </table:table-cell>
          <table:table-cell office:value-type="float" office:value="801" table:style-name="ce29">
            <text:p>801</text:p>
          </table:table-cell>
          <table:table-cell office:value-type="float" office:value="427" table:style-name="ce30">
            <text:p>427</text:p>
          </table:table-cell>
          <table:table-cell office:value-type="float" office:value="374" table:style-name="ce30">
            <text:p>374</text:p>
          </table:table-cell>
          <table:table-cell office:value-type="float" office:value="6.1402836335760833" table:style-name="ce32">
            <text:p>6.14</text:p>
          </table:table-cell>
          <table:table-cell office:value-type="float" office:value="1253" table:style-name="ce29">
            <text:p>1,253</text:p>
          </table:table-cell>
          <table:table-cell office:value-type="float" office:value="666" table:style-name="ce30">
            <text:p>666</text:p>
          </table:table-cell>
          <table:table-cell office:value-type="float" office:value="587" table:style-name="ce30">
            <text:p>587</text:p>
          </table:table-cell>
          <table:table-cell office:value-type="float" office:value="9.6052127251820618" table:style-name="ce31">
            <text:p>9.61</text:p>
          </table:table-cell>
          <table:table-cell office:value-type="float" office:value="1348" table:style-name="ce29">
            <text:p>1,348</text:p>
          </table:table-cell>
          <table:table-cell office:value-type="float" office:value="716" table:style-name="ce30">
            <text:p>716</text:p>
          </table:table-cell>
          <table:table-cell office:value-type="float" office:value="632" table:style-name="ce30">
            <text:p>632</text:p>
          </table:table-cell>
          <table:table-cell office:value-type="float" office:value="10.333461096205443" table:style-name="ce31">
            <text:p>10.33</text:p>
          </table:table-cell>
          <table:table-cell office:value-type="float" office:value="566" table:style-name="ce29">
            <text:p>566</text:p>
          </table:table-cell>
          <table:table-cell office:value-type="float" office:value="309" table:style-name="ce30">
            <text:p>309</text:p>
          </table:table-cell>
          <table:table-cell office:value-type="float" office:value="257" table:style-name="ce30">
            <text:p>257</text:p>
          </table:table-cell>
          <table:table-cell office:value-type="float" office:value="4.3388271368340359" table:style-name="ce31">
            <text:p>4.34</text:p>
          </table:table-cell>
          <table:table-cell office:value-type="float" office:value="10957" table:style-name="ce29">
            <text:p>10,957</text:p>
          </table:table-cell>
          <table:table-cell office:value-type="float" office:value="6353" table:style-name="ce30">
            <text:p>6,353</text:p>
          </table:table-cell>
          <table:table-cell office:value-type="float" office:value="4604" table:style-name="ce30">
            <text:p>4,604</text:p>
          </table:table-cell>
          <table:table-cell office:value-type="float" office:value="83.99386738213876" table:style-name="ce31">
            <text:p>83.99</text:p>
          </table:table-cell>
          <table:table-cell office:value-type="float" office:value="1599" table:style-name="ce29">
            <text:p>1,599</text:p>
          </table:table-cell>
          <table:table-cell office:value-type="float" office:value="863" table:style-name="ce30">
            <text:p>863</text:p>
          </table:table-cell>
          <table:table-cell office:value-type="float" office:value="736" table:style-name="ce30">
            <text:p>736</text:p>
          </table:table-cell>
          <table:table-cell office:value-type="float" office:value="12.25756995017248" table:style-name="ce31">
            <text:p>12.26</text:p>
          </table:table-cell>
          <table:table-cell table:number-columns-repeated="16352" table:style-name="ce33"/>
        </table:table-row>
        <table:table-row table:style-name="ro12">
          <table:table-cell office:value-type="string" table:style-name="ce34">
            <text:p>說明：本表各年齡結構指標項目係屬部分統計，各年齡指標欄位合計數不等於總人口數。</text:p>
          </table:table-cell>
          <table:table-cell table:number-columns-repeated="3" table:style-name="ce35"/>
          <table:table-cell table:number-columns-repeated="3" table:style-name="ce36"/>
          <table:table-cell table:style-name="ce37"/>
          <table:table-cell table:number-columns-repeated="16" table:style-name="ce38"/>
          <table:table-cell table:number-columns-repeated="3" table:style-name="ce39"/>
          <table:table-cell table:number-columns-repeated="4" table:style-name="ce40"/>
          <table:table-cell office:value-type="string" table:style-name="ce41">
            <text:p>內政部戶政司 民國109年5月7日編製</text:p>
          </table:table-cell>
          <table:table-cell table:number-columns-repeated="16352"/>
        </table:table-row>
        <table:table-row table:number-rows-repeated="1048546" table:style-name="ro13">
          <table:table-cell table:number-columns-repeated="16384"/>
        </table:table-row>
        <table:named-expressions>
          <table:named-expression table:name="\a" table:expression="of:=[.#REF!]" table:base-cell-address="05-年齡結構.$A$1"/>
          <table:named-expression table:name="\b" table:expression="of:=[.#REF!]" table:base-cell-address="05-年齡結構.$A$1"/>
          <table:named-expression table:name="NAME" table:expression="of:=[.#REF!]" table:base-cell-address="05-年齡結構.$A$1"/>
          <table:named-expression table:name="P_1" table:expression="of:=[.#REF!]" table:base-cell-address="05-年齡結構.$A$1"/>
          <table:named-expression table:name="P_11" table:expression="of:=[.#REF!]" table:base-cell-address="05-年齡結構.$A$1"/>
          <table:named-expression table:name="P_2" table:expression="of:=[.#REF!]" table:base-cell-address="05-年齡結構.$A$1"/>
          <table:named-range table:name="Print_Area" table:cell-range-address="05-年齡結構.$A$1:05-年齡結構.$AF$30" table:base-cell-address="05-年齡結構.$A$1"/>
          <table:named-expression table:name="PRINT_AREA_MI" table:expression="of:=[.#REF!]" table:base-cell-address="05-年齡結構.$A$1"/>
          <table:named-expression table:name="rd_rf_f_97y_9802_data" table:expression="of:=[.#REF!]" table:base-cell-address="05-年齡結構.$A$1"/>
          <table:named-expression table:name="rd_rg_f_84y_97y_data" table:expression="of:=[.#REF!]" table:base-cell-address="05-年齡結構.$A$1"/>
          <table:named-expression table:name="rd_rg_f_9805_data" table:expression="of:=[.#REF!]" table:base-cell-address="05-年齡結構.$A$1"/>
          <table:named-expression table:name="rd_rg_f_9806_data" table:expression="of:=[.#REF!]" table:base-cell-address="05-年齡結構.$A$1"/>
          <table:named-expression table:name="rd_rg_f_9807_data" table:expression="of:=[.#REF!]" table:base-cell-address="05-年齡結構.$A$1"/>
          <table:named-expression table:name="rd_rg_f_9808_data" table:expression="of:=[.#REF!]" table:base-cell-address="05-年齡結構.$A$1"/>
          <table:named-expression table:name="rd_rg_f_98y_9803_data" table:expression="of:=[.#REF!]" table:base-cell-address="05-年齡結構.$A$1"/>
          <table:named-expression table:name="rd_rg_f_98y_9804_data" table:expression="of:=[.#REF!]" table:base-cell-address="05-年齡結構.$A$1"/>
          <table:named-expression table:name="rd_rg_q_84y_97y_data" table:expression="of:=[.#REF!]" table:base-cell-address="05-年齡結構.$A$1"/>
          <table:named-expression table:name="rd_rg_q_97y_9802_data" table:expression="of:=[.#REF!]" table:base-cell-address="05-年齡結構.$A$1"/>
          <table:named-expression table:name="rd_rg_q_9805_data" table:expression="of:=[.#REF!]" table:base-cell-address="05-年齡結構.$A$1"/>
          <table:named-expression table:name="rd_rg_q_9806_data" table:expression="of:=[.#REF!]" table:base-cell-address="05-年齡結構.$A$1"/>
          <table:named-expression table:name="rd_rg_q_9807_data" table:expression="of:=[.#REF!]" table:base-cell-address="05-年齡結構.$A$1"/>
          <table:named-expression table:name="rd_rg_q_9808_data" table:expression="of:=[.#REF!]" table:base-cell-address="05-年齡結構.$A$1"/>
          <table:named-expression table:name="rd_rg_q_98y_9803_data" table:expression="of:=[.#REF!]" table:base-cell-address="05-年齡結構.$A$1"/>
          <table:named-expression table:name="rd_rg_q_98y_9804_data" table:expression="of:=[.#REF!]" table:base-cell-address="05-年齡結構.$A$1"/>
          <table:named-expression table:name="rd_rg_q9607" table:expression="of:=[.#REF!]" table:base-cell-address="05-年齡結構.$A$1"/>
          <table:named-expression table:name="rd_t_84y_97y_data" table:expression="of:=[.#REF!]" table:base-cell-address="05-年齡結構.$A$1"/>
          <table:named-expression table:name="rd_t_97y_9802_data" table:expression="of:=[.#REF!]" table:base-cell-address="05-年齡結構.$A$1"/>
          <table:named-expression table:name="rd_t_9805_data" table:expression="of:=[.#REF!]" table:base-cell-address="05-年齡結構.$A$1"/>
          <table:named-expression table:name="rd_t_9806_data" table:expression="of:=[.#REF!]" table:base-cell-address="05-年齡結構.$A$1"/>
          <table:named-expression table:name="rd_t_9807_data" table:expression="of:=[.#REF!]" table:base-cell-address="05-年齡結構.$A$1"/>
          <table:named-expression table:name="rd_t_9808_data" table:expression="of:=[.#REF!]" table:base-cell-address="05-年齡結構.$A$1"/>
          <table:named-expression table:name="rd_t_98y_9803_data" table:expression="of:=[.#REF!]" table:base-cell-address="05-年齡結構.$A$1"/>
          <table:named-expression table:name="rd_t_98y_9804_data" table:expression="of:=[.#REF!]" table:base-cell-address="05-年齡結構.$A$1"/>
          <table:named-expression table:name="rd_t9607" table:expression="of:=[.#REF!]" table:base-cell-address="05-年齡結構.$A$1"/>
          <table:named-expression table:name="月底人口數" table:expression="of:=[.#REF!]" table:base-cell-address="05-年齡結構.$A$1"/>
          <table:named-expression table:name="出生" table:expression="of:=[.#REF!]" table:base-cell-address="05-年齡結構.$A$1"/>
          <table:named-expression table:name="死亡" table:expression="of:=[.#REF!]" table:base-cell-address="05-年齡結構.$A$1"/>
          <table:named-expression table:name="結婚" table:expression="of:=[.#REF!]" table:base-cell-address="05-年齡結構.$A$1"/>
          <table:named-expression table:name="鄰數戶數" table:expression="of:=[.#REF!]" table:base-cell-address="05-年齡結構.$A$1"/>
          <table:named-expression table:name="離婚" table:expression="of:=[.#REF!]" table:base-cell-address="05-年齡結構.$A$1"/>
        </table:named-expressions>
      </table:table>
      <table:table table:name="'file:///D:/outlook%20moi2002/月報速報/06速(月)報套印/10904/【套印】各月(03以外)-1090505.xlsx'#新02性比例等-年月別" table:style-name="ta2">
        <table:table-source xlink:href="file:///D:/outlook%20moi2002/月報速報/06速(月)報套印/10904/【套印】各月(03以外)-10905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2-縣市別" table:style-name="ta2">
        <table:table-source xlink:href="file:///D:/outlook%20moi2002/月報速報/06速(月)報套印/10904/【套印】各月(03以外)-10905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4-單一年齡" table:style-name="ta2">
        <table:table-source xlink:href="file:///D:/outlook%20moi2002/月報速報/06速(月)報套印/10904/【套印】各月(03以外)-10905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5-年齡結構" table:style-name="ta2">
        <table:table-source xlink:href="file:///D:/outlook%20moi2002/月報速報/06速(月)報套印/10904/【套印】各月(03以外)-10905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6_人口增加&amp;生死結離" table:style-name="ta2">
        <table:table-source xlink:href="file:///D:/outlook%20moi2002/月報速報/06速(月)報套印/10904/【套印】各月(03以外)-10905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出生-年月別" table:style-name="ta2">
        <table:table-source xlink:href="file:///D:/outlook%20moi2002/月報速報/06速(月)報套印/10904/【套印】各月(03以外)-10905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-縣市別" table:style-name="ta2">
        <table:table-source xlink:href="file:///D:/outlook%20moi2002/月報速報/06速(月)報套印/10904/【套印】各月(03以外)-10905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年月別" table:style-name="ta2">
        <table:table-source xlink:href="file:///D:/outlook%20moi2002/月報速報/06速(月)報套印/10904/【套印】各月(03以外)-10905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縣市別" table:style-name="ta2">
        <table:table-source xlink:href="file:///D:/outlook%20moi2002/月報速報/06速(月)報套印/10904/【套印】各月(03以外)-10905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設籍情形" table:style-name="ta2">
        <table:table-source xlink:href="file:///D:/outlook%20moi2002/月報速報/06速(月)報套印/10904/【套印】各月(03以外)-10905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年月別_" table:style-name="ta2">
        <table:table-source xlink:href="file:///D:/outlook%20moi2002/月報速報/06速(月)報套印/10904/【套印】各月(03以外)-10905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縣市別_" table:style-name="ta2">
        <table:table-source xlink:href="file:///D:/outlook%20moi2002/月報速報/06速(月)報套印/10904/【套印】各月(03以外)-10905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設籍情形_" table:style-name="ta2">
        <table:table-source xlink:href="file:///D:/outlook%20moi2002/月報速報/06速(月)報套印/10904/【套印】各月(03以外)-10905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年月別-新" table:style-name="ta2">
        <table:table-source xlink:href="file:///D:/outlook%20moi2002/月報速報/06速(月)報套印/10904/【套印】各月(03以外)-10905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縣市別-新" table:style-name="ta2">
        <table:table-source xlink:href="file:///D:/outlook%20moi2002/月報速報/06速(月)報套印/10904/【套印】各月(03以外)-10905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1-遷徙" table:style-name="ta2">
        <table:table-source xlink:href="file:///D:/outlook%20moi2002/月報速報/06速(月)報套印/10904/【套印】各月(03以外)-10905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8</meta:generator>
    <meta:initial-creator>周柏妤</meta:initial-creator>
    <dc:creator>周柏妤</dc:creator>
    <meta:creation-date>2020-05-06T06:38:33Z</meta:creation-date>
    <dc:date>2020-05-06T06:39:46Z</dc:date>
    <meta:print-date>2020-05-06T06:39:26Z</meta:print-date>
  </office:meta>
</office:document-meta>
</file>